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hampagne &amp; Limousines" svg:font-family="Champagne &amp; Limousines" style:font-family-generic="swiss" style:font-pitch="variable" svg:panose-1="2 11 5 2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MT" svg:font-family="ArialMT" style:font-family-generic="swiss"/>
    <style:font-face style:name="Avenir-Book" svg:font-family="Avenir-Book" style:font-family-generic="swiss" svg:panose-1="0 0 0 0 0 0 0 0 0 0"/>
  </office:font-face-decl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T19" style:parent-style-name="Policepardéfaut" style:family="text">
      <style:text-properties fo:color="#FFFFFF" fo:font-size="16pt" style:font-size-asian="16pt" style:font-size-complex="16pt"/>
    </style:style>
    <style:style style:name="P20" style:parent-style-name="Sansinterligne" style:family="paragraph">
      <style:text-properties fo:text-transform="uppercase" fo:color="#FFFFFF"/>
    </style:style>
    <style:style style:name="P21" style:parent-style-name="Sansinterligne" style:family="paragraph">
      <style:paragraph-properties fo:border-top="none" fo:border-left="none" fo:border-bottom="0.0104in solid #7F7F7F" fo:border-right="none" fo:padding-top="0in" fo:padding-left="0in" fo:padding-bottom="0.0555in" fo:padding-right="0in" style:shadow="none"/>
    </style:style>
    <style:style style:name="T22" style:parent-style-name="Policepardéfaut" style:family="text">
      <style:text-properties style:font-name="Champagne &amp; Limousines" style:font-name-asian="Times New Roman" style:font-name-complex="Times New Roman" fo:color="#595959" fo:font-size="54pt" style:font-size-asian="54pt" style:font-size-complex="54pt"/>
    </style:style>
    <style:style style:name="P23" style:parent-style-name="Sansinterligne" style:family="paragraph">
      <style:paragraph-properties fo:margin-top="0.1666in"/>
    </style:style>
    <style:style style:name="T24" style:parent-style-name="Policepardéfaut" style:family="text">
      <style:text-properties fo:text-transform="uppercase" fo:color="#242852" fo:font-size="18pt" style:font-size-asian="18pt" style:font-size-complex="18pt"/>
    </style:style>
    <style:style style:name="P25" style:parent-style-name="Normal" style:family="paragraph">
      <style:paragraph-properties fo:break-before="page"/>
    </style:style>
    <style:style style:name="P2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7" style:parent-style-name="Policepardéfaut" style:family="text">
      <style:text-properties fo:font-size="11pt" style:font-size-asian="11pt" style:font-size-complex="11pt" style:language-asian="fr" style:country-asian="FR"/>
    </style:style>
    <style:style style:name="P28"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T29" style:parent-style-name="Policepardéfaut" style:family="text">
      <style:text-properties fo:font-size="11pt" style:font-size-asian="11pt" style:font-size-complex="11pt" style:language-asian="fr" style:country-asian="FR"/>
    </style:style>
    <style:style style:name="P30"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T31" style:parent-style-name="Policepardéfaut" style:family="text">
      <style:text-properties fo:font-size="11pt" style:font-size-asian="11pt" style:font-size-complex="11pt" style:language-asian="fr" style:country-asian="FR"/>
    </style:style>
    <style:style style:name="P32"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T33" style:parent-style-name="Policepardéfaut" style:family="text">
      <style:text-properties fo:font-size="11pt" style:font-size-asian="11pt" style:font-size-complex="11pt" style:language-asian="fr" style:country-asian="FR"/>
    </style:style>
    <style:style style:name="P3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5" style:parent-style-name="Policepardéfaut" style:family="text">
      <style:text-properties fo:font-size="11pt" style:font-size-asian="11pt" style:font-size-complex="11pt" style:language-asian="fr" style:country-asian="FR"/>
    </style:style>
    <style:style style:name="P36"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T37" style:parent-style-name="Policepardéfaut" style:family="text">
      <style:text-properties fo:font-size="11pt" style:font-size-asian="11pt" style:font-size-complex="11pt" style:language-asian="fr" style:country-asian="FR"/>
    </style:style>
    <style:style style:name="P38"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T39" style:parent-style-name="Policepardéfaut" style:family="text">
      <style:text-properties fo:font-size="11pt" style:font-size-asian="11pt" style:font-size-complex="11pt" style:language-asian="fr" style:country-asian="FR"/>
    </style:style>
    <style:style style:name="P40"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41" style:parent-style-name="Policepardéfaut" style:family="text">
      <style:text-properties fo:font-size="11pt" style:font-size-asian="11pt" style:font-size-complex="11pt" style:language-asian="fr" style:country-asian="FR"/>
    </style:style>
    <style:style style:name="P42"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43" style:parent-style-name="Policepardéfaut" style:family="text">
      <style:text-properties fo:font-size="11pt" style:font-size-asian="11pt" style:font-size-complex="11pt" style:language-asian="fr" style:country-asian="FR"/>
    </style:style>
    <style:style style:name="P4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45" style:parent-style-name="Policepardéfaut" style:family="text">
      <style:text-properties fo:font-size="11pt" style:font-size-asian="11pt" style:font-size-complex="11pt" style:language-asian="fr" style:country-asian="FR"/>
    </style:style>
    <style:style style:name="P46" style:parent-style-name="TM2" style:family="paragraph">
      <style:paragraph-properties>
        <style:tab-stops>
          <style:tab-stop style:type="right" style:leader-style="dotted" style:leader-text="." style:position="6.1472in"/>
        </style:tab-stops>
      </style:paragraph-properties>
    </style:style>
    <style:style style:name="T47" style:parent-style-name="Lienhypertexte" style:family="text">
      <style:text-properties fo:language="en" fo:country="US"/>
    </style:style>
    <style:style style:name="P48" style:parent-style-name="TM2" style:family="paragraph">
      <style:paragraph-properties>
        <style:tab-stops>
          <style:tab-stop style:type="right" style:leader-style="dotted" style:leader-text="." style:position="6.1472in"/>
        </style:tab-stops>
      </style:paragraph-properties>
    </style:style>
    <style:style style:name="P49"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50" style:parent-style-name="Policepardéfaut" style:family="text">
      <style:text-properties fo:font-size="11pt" style:font-size-asian="11pt" style:font-size-complex="11pt" style:language-asian="fr" style:country-asian="FR"/>
    </style:style>
    <style:style style:name="P51" style:parent-style-name="TM1" style:family="paragraph">
      <style:paragraph-properties>
        <style:tab-stops>
          <style:tab-stop style:type="right" style:leader-style="dotted" style:leader-text="." style:position="6.293in"/>
        </style:tab-stops>
      </style:paragraph-properties>
    </style:style>
    <style:style style:name="P52"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53" style:parent-style-name="Policepardéfaut" style:family="text">
      <style:text-properties fo:font-size="11pt" style:font-size-asian="11pt" style:font-size-complex="11pt" style:language-asian="fr" style:country-asian="FR"/>
    </style:style>
    <style:style style:name="P54" style:parent-style-name="TM2" style:family="paragraph">
      <style:paragraph-properties>
        <style:tab-stops>
          <style:tab-stop style:type="left" style:position="0.3125in"/>
          <style:tab-stop style:type="right" style:leader-style="dotted" style:leader-text="." style:position="6.1472in"/>
        </style:tab-stops>
      </style:paragraph-properties>
    </style:style>
    <style:style style:name="T55" style:parent-style-name="Policepardéfaut" style:family="text">
      <style:text-properties fo:font-size="11pt" style:font-size-asian="11pt" style:font-size-complex="11pt" style:language-asian="fr" style:country-asian="FR"/>
    </style:style>
    <style:style style:name="P56" style:parent-style-name="Normal" style:family="paragraph">
      <style:paragraph-properties fo:break-before="page"/>
      <style:text-properties style:font-name="Champagne &amp; Limousines" fo:color="#7F8FA9" fo:font-size="48pt" style:font-size-asian="48pt" style:font-size-complex="48pt"/>
    </style:style>
    <style:style style:name="P57" style:parent-style-name="Titre1" style:list-style-name="LFO1" style:family="paragraph"/>
    <style:style style:name="P58" style:parent-style-name="Titre2" style:list-style-name="LFO6" style:family="paragraph"/>
    <style:style style:name="P59" style:parent-style-name="Normal" style:family="paragraph">
      <style:paragraph-properties style:text-autospace="none" fo:margin-bottom="0in" fo:line-height="100%" fo:margin-left="0.25in">
        <style:tab-stops/>
      </style:paragraph-properties>
      <style:text-properties style:font-name="Times New Roman" fo:font-size="14pt" style:font-size-asian="14pt" style:font-size-complex="14pt"/>
    </style:style>
    <style:style style:name="P60" style:parent-style-name="Normal" style:family="paragraph">
      <style:paragraph-properties fo:text-indent="0.25in"/>
    </style:style>
    <style:style style:name="P61" style:parent-style-name="Paragraphedeliste" style:list-style-name="LFO4" style:family="paragraph"/>
    <style:style style:name="P62" style:parent-style-name="Paragraphedeliste" style:list-style-name="LFO4" style:family="paragraph"/>
    <style:style style:name="P63" style:parent-style-name="Paragraphedeliste" style:list-style-name="LFO4" style:family="paragraph"/>
    <style:style style:name="P64" style:parent-style-name="Normal" style:family="paragraph">
      <style:paragraph-properties fo:margin-left="0.25in">
        <style:tab-stops/>
      </style:paragraph-properties>
    </style:style>
    <style:style style:name="P65" style:parent-style-name="Titre2" style:list-style-name="LFO6" style:family="paragraph"/>
    <style:style style:name="P66" style:parent-style-name="Paragraphedeliste" style:list-style-name="LFO5" style:family="paragraph"/>
    <style:style style:name="P67" style:parent-style-name="Paragraphedeliste" style:list-style-name="LFO5" style:family="paragraph"/>
    <style:style style:name="P68" style:parent-style-name="Paragraphedeliste" style:list-style-name="LFO5" style:family="paragraph"/>
    <style:style style:name="P69" style:parent-style-name="Paragraphedeliste" style:list-style-name="LFO5" style:family="paragraph"/>
    <style:style style:name="P70" style:parent-style-name="Paragraphedeliste" style:list-style-name="LFO5" style:family="paragraph"/>
    <style:style style:name="P71" style:parent-style-name="Titre2" style:list-style-name="LFO6" style:family="paragraph"/>
    <style:style style:name="P72" style:parent-style-name="Normal" style:family="paragraph">
      <style:paragraph-properties fo:text-indent="0.25in"/>
    </style:style>
    <style:style style:name="P73" style:parent-style-name="Normal" style:family="paragraph">
      <style:paragraph-properties fo:break-before="page" fo:text-align="start"/>
    </style:style>
    <style:style style:name="P74" style:parent-style-name="Titre1" style:list-style-name="LFO1" style:family="paragraph"/>
    <style:style style:name="P75" style:parent-style-name="Titre2" style:list-style-name="LFO2" style:family="paragraph"/>
    <style:style style:name="P76" style:parent-style-name="Normal" style:family="paragraph">
      <style:paragraph-properties fo:text-indent="0.25in"/>
    </style:style>
    <style:style style:name="P77" style:parent-style-name="Paragraphedeliste" style:list-style-name="LFO8" style:family="paragraph"/>
    <style:style style:name="P78" style:parent-style-name="Paragraphedeliste" style:list-style-name="LFO8" style:family="paragraph"/>
    <style:style style:name="P79" style:parent-style-name="Paragraphedeliste" style:list-style-name="LFO8" style:family="paragraph"/>
    <style:style style:name="P80" style:parent-style-name="Paragraphedeliste" style:family="paragraph">
      <style:paragraph-properties fo:margin-left="0.5416in">
        <style:tab-stops/>
      </style:paragraph-properties>
    </style:style>
    <style:style style:name="P81" style:parent-style-name="Titre2" style:list-style-name="LFO2" style:family="paragraph"/>
    <style:style style:name="P82" style:parent-style-name="Normal" style:family="paragraph">
      <style:paragraph-properties fo:text-indent="0.25in"/>
    </style:style>
    <style:style style:name="P83" style:parent-style-name="Normal" style:family="paragraph">
      <style:paragraph-properties fo:text-indent="0.25in"/>
    </style:style>
    <style:style style:name="P84" style:parent-style-name="Paragraphedeliste" style:list-style-name="LFO10" style:family="paragraph"/>
    <style:style style:name="T85" style:parent-style-name="Policepardéfaut" style:family="text">
      <style:text-properties fo:font-weight="bold" style:font-weight-asian="bold"/>
    </style:style>
    <style:style style:name="T86" style:parent-style-name="Policepardéfaut" style:family="text">
      <style:text-properties fo:font-weight="bold" style:font-weight-asian="bold" fo:language="en" fo:country="US"/>
    </style:style>
    <style:style style:name="T87" style:parent-style-name="Policepardéfaut" style:family="text">
      <style:text-properties fo:language="en" fo:country="US"/>
    </style:style>
    <style:style style:name="T88" style:parent-style-name="Policepardéfaut" style:family="text">
      <style:text-properties fo:font-weight="bold" style:font-weight-asian="bold" fo:language="en" fo:country="US"/>
    </style:style>
    <style:style style:name="T89" style:parent-style-name="Policepardéfaut" style:family="text">
      <style:text-properties fo:language="en" fo:country="US"/>
    </style:style>
    <style:style style:name="T90" style:parent-style-name="Policepardéfaut" style:family="text">
      <style:text-properties fo:font-weight="bold" style:font-weight-asian="bold" fo:language="en" fo:country="US"/>
    </style:style>
    <style:style style:name="T91" style:parent-style-name="Policepardéfaut" style:family="text">
      <style:text-properties fo:language="en" fo:country="US"/>
    </style:style>
    <style:style style:name="T92" style:parent-style-name="Policepardéfaut" style:family="text">
      <style:text-properties fo:language="en" fo:country="US"/>
    </style:style>
    <style:style style:name="T93" style:parent-style-name="Policepardéfaut" style:family="text">
      <style:text-properties fo:language="en" fo:country="US"/>
    </style:style>
    <style:style style:name="T94" style:parent-style-name="Policepardéfaut" style:family="text">
      <style:text-properties fo:language="en" fo:country="US"/>
    </style:style>
    <style:style style:name="T95" style:parent-style-name="Policepardéfaut" style:family="text">
      <style:text-properties fo:language="en" fo:country="US"/>
    </style:style>
    <style:style style:name="T96" style:parent-style-name="Policepardéfaut" style:family="text">
      <style:text-properties fo:language="en" fo:country="US"/>
    </style:style>
    <style:style style:name="P97" style:parent-style-name="Paragraphedeliste" style:family="paragraph">
      <style:text-properties fo:language="en" fo:country="US"/>
    </style:style>
    <style:style style:name="P98" style:parent-style-name="Paragraphedeliste" style:list-style-name="LFO10" style:family="paragraph"/>
    <style:style style:name="T99" style:parent-style-name="Policepardéfaut" style:family="text">
      <style:text-properties fo:font-weight="bold" style:font-weight-asian="bold"/>
    </style:style>
    <style:style style:name="T100" style:parent-style-name="Policepardéfaut" style:family="text">
      <style:text-properties style:font-name="ArialMT" style:font-name-complex="ArialMT" fo:font-size="10pt" style:font-size-asian="10pt" style:font-size-complex="10pt"/>
    </style:style>
    <style:style style:name="T101" style:parent-style-name="Policepardéfaut" style:family="text">
      <style:text-properties fo:font-weight="bold" style:font-weight-asian="bold"/>
    </style:style>
    <style:style style:name="T102" style:parent-style-name="Policepardéfaut" style:family="text">
      <style:text-properties fo:font-weight="bold" style:font-weight-asian="bold"/>
    </style:style>
    <style:style style:name="T103" style:parent-style-name="Policepardéfaut" style:family="text">
      <style:text-properties fo:font-weight="bold" style:font-weight-asian="bold"/>
    </style:style>
    <style:style style:name="T104" style:parent-style-name="Policepardéfaut" style:family="text">
      <style:text-properties fo:font-weight="bold" style:font-weight-asian="bold"/>
    </style:style>
    <style:style style:name="P105" style:parent-style-name="Normal" style:family="paragraph">
      <style:paragraph-properties fo:break-before="page" fo:text-align="start"/>
    </style:style>
    <style:style style:name="P106" style:parent-style-name="Titre1" style:list-style-name="LFO1" style:family="paragraph"/>
    <style:style style:name="P107" style:parent-style-name="Normal" style:family="paragraph">
      <style:paragraph-properties fo:margin-left="0.25in">
        <style:tab-stops/>
      </style:paragraph-properties>
      <style:text-properties style:font-name="Times New Roman" style:font-name-complex="Times New Roman" fo:font-style="italic" style:font-style-asian="italic" fo:color="#FF0000" fo:font-size="14pt" style:font-size-asian="14pt" style:font-size-complex="14pt"/>
    </style:style>
    <style:style style:name="P108" style:parent-style-name="Normal" style:family="paragraph">
      <style:paragraph-properties fo:margin-left="0.25in">
        <style:tab-stops/>
      </style:paragraph-properties>
      <style:text-properties style:font-name="Times New Roman" style:font-name-complex="Times New Roman" fo:font-style="italic" style:font-style-asian="italic" fo:color="#FF0000" fo:font-size="14pt" style:font-size-asian="14pt" style:font-size-complex="14pt"/>
    </style:style>
    <style:style style:name="P109" style:parent-style-name="Normal" style:family="paragraph">
      <style:paragraph-properties fo:break-before="page" fo:text-align="start"/>
      <style:text-properties style:font-name="Avenir-Book" style:font-name-complex="Avenir-Book" fo:color="#575553" fo:font-size="25pt" style:font-size-asian="25pt" style:font-size-complex="25pt"/>
    </style:style>
    <style:style style:name="P110" style:parent-style-name="Normal" style:family="paragraph">
      <style:text-properties style:font-name="Avenir-Book" style:font-name-complex="Avenir-Book" fo:color="#575553" fo:font-size="25pt" style:font-size-asian="25pt" style:font-size-complex="25pt"/>
    </style:style>
    <style:style style:name="P111" style:parent-style-name="Titre1" style:list-style-name="LFO1" style:family="paragraph"/>
    <style:style style:name="P112" style:parent-style-name="Normal" style:family="paragraph">
      <style:text-properties style:font-name="Times New Roman" style:font-name-complex="Times New Roman" fo:font-style="italic" style:font-style-asian="italic" fo:color="#FF0000" fo:font-size="14pt" style:font-size-asian="14pt" style:font-size-complex="14pt"/>
    </style:style>
    <style:style style:name="P113" style:parent-style-name="Normal" style:family="paragraph">
      <style:text-properties style:font-name="Times New Roman" style:font-name-complex="Times New Roman" fo:font-style="italic" style:font-style-asian="italic" fo:color="#FF0000" fo:font-size="14pt" style:font-size-asian="14pt" style:font-size-complex="14pt"/>
    </style:style>
    <style:style style:name="P114" style:parent-style-name="Normal" style:family="paragraph">
      <style:text-properties style:font-name="Times New Roman" style:font-name-complex="Times New Roman" fo:font-style="italic" style:font-style-asian="italic" fo:color="#FF0000" fo:font-size="14pt" style:font-size-asian="14pt" style:font-size-complex="14pt"/>
    </style:style>
    <style:style style:name="P115" style:parent-style-name="Normal" style:family="paragraph">
      <style:paragraph-properties fo:break-before="page" fo:text-align="start"/>
    </style:style>
    <style:style style:name="P116" style:parent-style-name="Titre1" style:list-style-name="LFO1" style:family="paragraph"/>
    <style:style style:name="P117" style:parent-style-name="Normal" style:family="paragraph">
      <style:paragraph-properties fo:text-indent="0.25in"/>
    </style:style>
    <style:style style:name="T118" style:parent-style-name="Policepardéfaut" style:family="text">
      <style:text-properties style:font-name="Times New Roman" style:font-name-complex="Times New Roman" fo:font-style="italic" style:font-style-asian="italic"/>
    </style:style>
    <style:style style:name="P119" style:parent-style-name="Normal" style:family="paragraph">
      <style:paragraph-properties fo:text-indent="0.25in"/>
    </style:style>
    <style:style style:name="T120" style:parent-style-name="Policepardéfaut" style:family="text">
      <style:text-properties style:font-name="Times New Roman" style:font-name-complex="Times New Roman"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P123" style:parent-style-name="Paragraphedeliste" style:list-style-name="LFO7" style:family="paragraph"/>
    <style:style style:name="T124" style:parent-style-name="Policepardéfaut" style:family="text">
      <style:text-properties style:font-name="Times New Roman" style:font-name-complex="Times New Roman" fo:font-style="italic" style:font-style-asian="italic"/>
    </style:style>
    <style:style style:name="T125" style:parent-style-name="Policepardéfaut" style:family="text">
      <style:text-properties style:font-name="Times New Roman" style:font-name-complex="Times New Roman" fo:font-style="italic" style:font-style-asian="italic"/>
    </style:style>
    <style:style style:name="T126" style:parent-style-name="Policepardéfaut" style:family="text">
      <style:text-properties style:font-name="Times New Roman" style:font-name-complex="Times New Roman" fo:font-style="italic" style:font-style-asian="italic"/>
    </style:style>
    <style:style style:name="P127" style:parent-style-name="Paragraphedeliste" style:list-style-name="LFO7" style:family="paragraph"/>
    <style:style style:name="T128" style:parent-style-name="Policepardéfaut" style:family="text">
      <style:text-properties style:font-name="Times New Roman" style:font-name-complex="Times New Roman" fo:font-style="italic" style:font-style-asian="italic"/>
    </style:style>
    <style:style style:name="T129" style:parent-style-name="Policepardéfaut" style:family="text">
      <style:text-properties style:font-name="Times New Roman" style:font-name-complex="Times New Roman" fo:font-style="italic" style:font-style-asian="italic"/>
    </style:style>
    <style:style style:name="P130" style:parent-style-name="Paragraphedeliste" style:list-style-name="LFO7" style:family="paragraph"/>
    <style:style style:name="T131" style:parent-style-name="Policepardéfaut" style:family="text">
      <style:text-properties style:font-name="Times New Roman" style:font-name-complex="Times New Roman" fo:font-style="italic" style:font-style-asian="italic"/>
    </style:style>
    <style:style style:name="T132" style:parent-style-name="Policepardéfaut" style:family="text">
      <style:text-properties style:font-name="Times New Roman" style:font-name-complex="Times New Roman" fo:font-style="italic" style:font-style-asian="italic"/>
    </style:style>
    <style:style style:name="P133" style:parent-style-name="Paragraphedeliste" style:list-style-name="LFO7" style:family="paragraph"/>
    <style:style style:name="T134" style:parent-style-name="Policepardéfaut" style:family="text">
      <style:text-properties style:font-name="Times New Roman" style:font-name-complex="Times New Roman" fo:font-style="italic" style:font-style-asian="italic"/>
    </style:style>
    <style:style style:name="T135" style:parent-style-name="Policepardéfaut" style:family="text">
      <style:text-properties style:font-name="Times New Roman" style:font-name-complex="Times New Roman" fo:font-style="italic" style:font-style-asian="italic"/>
    </style:style>
    <style:style style:name="P136" style:parent-style-name="Paragraphedeliste" style:list-style-name="LFO7" style:family="paragraph"/>
    <style:style style:name="T137" style:parent-style-name="Policepardéfaut" style:family="text">
      <style:text-properties style:font-name="Times New Roman" style:font-name-complex="Times New Roman" fo:font-style="italic" style:font-style-asian="italic"/>
    </style:style>
    <style:style style:name="T138" style:parent-style-name="Policepardéfaut" style:family="text">
      <style:text-properties style:font-name="Times New Roman" style:font-name-complex="Times New Roman" fo:font-style="italic" style:font-style-asian="italic"/>
    </style:style>
    <style:style style:name="P139" style:parent-style-name="Paragraphedeliste" style:list-style-name="LFO7" style:family="paragraph"/>
    <style:style style:name="T140" style:parent-style-name="Policepardéfaut" style:family="text">
      <style:text-properties style:font-name="Times New Roman" style:font-name-complex="Times New Roman" fo:font-style="italic" style:font-style-asian="italic"/>
    </style:style>
    <style:style style:name="T141" style:parent-style-name="Policepardéfaut" style:family="text">
      <style:text-properties style:font-name="Times New Roman" style:font-name-complex="Times New Roman" fo:font-style="italic" style:font-style-asian="italic"/>
    </style:style>
    <style:style style:name="P142" style:parent-style-name="Paragraphedeliste" style:list-style-name="LFO7" style:family="paragraph"/>
    <style:style style:name="T143" style:parent-style-name="Policepardéfaut" style:family="text">
      <style:text-properties style:font-name="Times New Roman" style:font-name-complex="Times New Roman" fo:font-style="italic" style:font-style-asian="italic"/>
    </style:style>
    <style:style style:name="T144" style:parent-style-name="Policepardéfaut" style:family="text">
      <style:text-properties style:font-name="Times New Roman" style:font-name-complex="Times New Roman" fo:font-style="italic" style:font-style-asian="italic"/>
    </style:style>
    <style:style style:name="P145" style:parent-style-name="Paragraphedeliste" style:list-style-name="LFO7" style:family="paragraph"/>
    <style:style style:name="T146" style:parent-style-name="Policepardéfaut" style:family="text">
      <style:text-properties style:font-name="Times New Roman" style:font-name-complex="Times New Roman" fo:font-style="italic" style:font-style-asian="italic"/>
    </style:style>
    <style:style style:name="P147" style:parent-style-name="Paragraphedeliste" style:list-style-name="LFO7" style:family="paragraph"/>
    <style:style style:name="T148" style:parent-style-name="Policepardéfaut" style:family="text">
      <style:text-properties style:font-name="Times New Roman" style:font-name-complex="Times New Roman" fo:font-style="italic" style:font-style-asian="italic"/>
    </style:style>
    <style:style style:name="P149" style:parent-style-name="Paragraphedeliste" style:list-style-name="LFO7" style:family="paragraph"/>
    <style:style style:name="T150" style:parent-style-name="Policepardéfaut" style:family="text">
      <style:text-properties style:font-name="Times New Roman" style:font-name-complex="Times New Roman" fo:font-style="italic" style:font-style-asian="italic"/>
    </style:style>
    <style:style style:name="T151" style:parent-style-name="Policepardéfaut" style:family="text">
      <style:text-properties style:font-name="Times New Roman" style:font-name-complex="Times New Roman" fo:font-style="italic" style:font-style-asian="italic"/>
    </style:style>
    <style:style style:name="P152" style:parent-style-name="Paragraphedeliste" style:list-style-name="LFO7" style:family="paragraph"/>
    <style:style style:name="T153" style:parent-style-name="Policepardéfaut" style:family="text">
      <style:text-properties style:font-name="Times New Roman" style:font-name-complex="Times New Roman" fo:font-style="italic" style:font-style-asian="italic"/>
    </style:style>
    <style:style style:name="P154" style:parent-style-name="Paragraphedeliste" style:list-style-name="LFO7" style:family="paragraph"/>
    <style:style style:name="T155" style:parent-style-name="Policepardéfaut" style:family="text">
      <style:text-properties style:font-name="Times New Roman" style:font-name-complex="Times New Roman" fo:font-style="italic" style:font-style-asian="italic"/>
    </style:style>
    <style:style style:name="P156" style:parent-style-name="Paragraphedeliste" style:family="paragraph">
      <style:text-properties style:font-name="Times New Roman" style:font-name-complex="Times New Roman" fo:font-style="italic" style:font-style-asian="italic"/>
    </style:style>
    <style:style style:name="P157" style:parent-style-name="Paragraphedeliste" style:list-style-name="LFO7" style:family="paragraph"/>
    <style:style style:name="T158" style:parent-style-name="Policepardéfaut" style:family="text">
      <style:text-properties style:font-name="Times New Roman" style:font-name-complex="Times New Roman" fo:font-style="italic" style:font-style-asian="italic"/>
    </style:style>
    <style:style style:name="T159" style:parent-style-name="Policepardéfaut" style:family="text">
      <style:text-properties style:font-name="Times New Roman" style:font-name-complex="Times New Roman" fo:font-style="italic" style:font-style-asian="italic"/>
    </style:style>
    <style:style style:name="T160" style:parent-style-name="Policepardéfaut" style:family="text">
      <style:text-properties style:font-name="Times New Roman" style:font-name-complex="Times New Roman" fo:font-style="italic" style:font-style-asian="italic"/>
    </style:style>
    <style:style style:name="T161" style:parent-style-name="Policepardéfaut" style:family="text">
      <style:text-properties style:font-name="Times New Roman" style:font-name-complex="Times New Roman" fo:font-style="italic" style:font-style-asian="italic"/>
    </style:style>
    <style:style style:name="T162" style:parent-style-name="Policepardéfaut" style:family="text">
      <style:text-properties style:font-name="Times New Roman" style:font-name-complex="Times New Roman" fo:font-style="italic" style:font-style-asian="italic"/>
    </style:style>
    <style:style style:name="P163" style:parent-style-name="Paragraphedeliste" style:list-style-name="LFO7" style:family="paragraph"/>
    <style:style style:name="T164" style:parent-style-name="Policepardéfaut" style:family="text">
      <style:text-properties style:font-name="Times New Roman" style:font-name-complex="Times New Roman" fo:font-style="italic" style:font-style-asian="italic"/>
    </style:style>
    <style:style style:name="T165" style:parent-style-name="Policepardéfaut" style:family="text">
      <style:text-properties style:font-name="Times New Roman" style:font-name-complex="Times New Roman" fo:font-style="italic" style:font-style-asian="italic"/>
    </style:style>
    <style:style style:name="P166" style:parent-style-name="Paragraphedeliste" style:list-style-name="LFO7" style:family="paragraph"/>
    <style:style style:name="T167" style:parent-style-name="Policepardéfaut" style:family="text">
      <style:text-properties style:font-name="Times New Roman" style:font-name-complex="Times New Roman" fo:font-style="italic" style:font-style-asian="italic"/>
    </style:style>
    <style:style style:name="T168" style:parent-style-name="Policepardéfaut" style:family="text">
      <style:text-properties style:font-name="Times New Roman" style:font-name-complex="Times New Roman" fo:font-style="italic" style:font-style-asian="italic"/>
    </style:style>
    <style:style style:name="P169" style:parent-style-name="Paragraphedeliste" style:family="paragraph">
      <style:text-properties style:font-name="Times New Roman" style:font-name-complex="Times New Roman" fo:font-style="italic" style:font-style-asian="italic"/>
    </style:style>
    <style:style style:name="P170" style:parent-style-name="Paragraphedeliste" style:list-style-name="LFO7" style:family="paragraph"/>
    <style:style style:name="T171" style:parent-style-name="Policepardéfaut" style:family="text">
      <style:text-properties style:font-name="Times New Roman" style:font-name-complex="Times New Roman" fo:font-style="italic" style:font-style-asian="italic"/>
    </style:style>
    <style:style style:name="T172" style:parent-style-name="Policepardéfaut" style:family="text">
      <style:text-properties style:font-name="Times New Roman" style:font-name-complex="Times New Roman" fo:font-style="italic" style:font-style-asian="italic"/>
    </style:style>
    <style:style style:name="P173" style:parent-style-name="Paragraphedeliste" style:list-style-name="LFO7" style:family="paragraph"/>
    <style:style style:name="T174" style:parent-style-name="Policepardéfaut" style:family="text">
      <style:text-properties style:font-name="Times New Roman" style:font-name-complex="Times New Roman" fo:font-style="italic" style:font-style-asian="italic"/>
    </style:style>
    <style:style style:name="T175" style:parent-style-name="Policepardéfaut" style:family="text">
      <style:text-properties style:font-name="Times New Roman" style:font-name-complex="Times New Roman" fo:font-style="italic" style:font-style-asian="italic"/>
    </style:style>
    <style:style style:name="P176" style:parent-style-name="Paragraphedeliste" style:list-style-name="LFO7" style:family="paragraph"/>
    <style:style style:name="T177" style:parent-style-name="Policepardéfaut" style:family="text">
      <style:text-properties style:font-name="Times New Roman" style:font-name-complex="Times New Roman" fo:font-style="italic" style:font-style-asian="italic" fo:language="en" fo:country="US"/>
    </style:style>
    <style:style style:name="T178" style:parent-style-name="Policepardéfaut" style:family="text">
      <style:text-properties style:font-name="Times New Roman" style:font-name-complex="Times New Roman" fo:font-style="italic" style:font-style-asian="italic" fo:language="en" fo:country="US"/>
    </style:style>
    <style:style style:name="T179" style:parent-style-name="Policepardéfaut" style:family="text">
      <style:text-properties fo:language="en" fo:country="US"/>
    </style:style>
    <style:style style:name="T180" style:parent-style-name="Policepardéfaut" style:family="text">
      <style:text-properties fo:language="en" fo:country="US"/>
    </style:style>
    <style:style style:name="P181" style:parent-style-name="Paragraphedeliste" style:family="paragraph">
      <style:text-properties fo:language="en" fo:country="US"/>
    </style:style>
    <style:style style:name="P182" style:parent-style-name="Paragraphedeliste" style:list-style-name="LFO7" style:family="paragraph"/>
    <style:style style:name="T183" style:parent-style-name="Policepardéfaut" style:family="text">
      <style:text-properties style:font-name="Times New Roman" style:font-name-complex="Times New Roman" fo:font-style="italic" style:font-style-asian="italic" fo:language="en" fo:country="US"/>
    </style:style>
    <style:style style:name="T184" style:parent-style-name="Policepardéfaut" style:family="text">
      <style:text-properties style:font-name="Times New Roman" style:font-name-complex="Times New Roman" fo:font-style="italic" style:font-style-asian="italic" fo:language="en" fo:country="US"/>
    </style:style>
    <style:style style:name="T185" style:parent-style-name="Policepardéfaut" style:family="text">
      <style:text-properties fo:language="en" fo:country="US"/>
    </style:style>
    <style:style style:name="P186" style:parent-style-name="Titre2"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paragraph-properties fo:text-indent="0.4916in"/>
    </style:style>
    <style:style style:name="T189" style:parent-style-name="Policepardéfaut" style:family="text">
      <style:text-properties style:font-name="Times New Roman" style:font-name-complex="Times New Roman" fo:font-style="italic" style:font-style-asian="italic"/>
    </style:style>
    <style:style style:name="P190" style:parent-style-name="Normal" style:family="paragraph">
      <style:paragraph-properties fo:text-indent="0.4916in"/>
    </style:style>
    <style:style style:name="P191" style:parent-style-name="Normal" style:family="paragraph">
      <style:text-properties fo:font-style="italic" style:font-style-asian="italic" fo:color="#7030A0" style:text-underline-type="single" style:text-underline-style="solid" style:text-underline-width="auto" style:text-underline-mode="continuous"/>
    </style:style>
    <style:style style:name="P192" style:parent-style-name="Normal" style:family="paragraph">
      <style:paragraph-properties fo:break-before="page"/>
    </style:style>
    <style:style style:name="T193" style:parent-style-name="Policepardéfaut" style:family="text">
      <style:text-properties fo:font-style="italic" style:font-style-asian="italic" fo:color="#FF0000" fo:font-size="18pt" style:font-size-asian="18pt" style:font-size-complex="18pt"/>
    </style:style>
    <style:style style:name="P194" style:parent-style-name="Normal" style:family="paragraph">
      <style:paragraph-properties fo:break-before="page" fo:text-align="start"/>
      <style:text-properties fo:font-style="italic" style:font-style-asian="italic" fo:color="#FF0000" fo:font-size="18pt" style:font-size-asian="18pt" style:font-size-complex="18pt"/>
    </style:style>
    <style:style style:name="P195" style:parent-style-name="Titre1" style:list-style-name="LFO1" style:family="paragraph"/>
    <style:style style:name="P196" style:parent-style-name="Normal" style:family="paragraph">
      <style:text-properties style:font-name="Times New Roman" style:font-name-complex="Times New Roman" fo:font-style="italic" style:font-style-asian="italic" fo:color="#FF0000"/>
    </style:style>
    <style:style style:name="P197" style:parent-style-name="Normal" style:family="paragraph">
      <style:paragraph-properties fo:break-before="page" fo:text-align="start"/>
    </style:style>
    <style:style style:name="P198" style:parent-style-name="Titre1" style:family="paragraph">
      <style:paragraph-properties fo:margin-left="0.25in">
        <style:tab-stops/>
      </style:paragraph-properties>
    </style:style>
    <style:style style:name="P199" style:parent-style-name="Titre1" style:family="paragraph">
      <style:paragraph-properties fo:break-before="page"/>
    </style:style>
    <style:style style:name="P200" style:parent-style-name="Titre1" style:list-style-name="LFO1" style:family="paragraph"/>
    <style:style style:name="P201" style:parent-style-name="Titre2" style:list-style-name="LFO11" style:family="paragraph"/>
    <style:style style:name="P202" style:parent-style-name="Normal" style:family="paragraph">
      <style:text-properties style:font-name="Courier New" style:font-name-complex="Courier New" fo:color="#FFFFFF" fo:font-size="10pt" style:font-size-asian="10pt" style:font-size-complex="10pt"/>
    </style:style>
    <style:style style:name="P20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0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0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0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0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0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0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1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11"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12"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13"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14"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1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16" style:parent-style-name="Normal" style:family="paragraph">
      <style:paragraph-properties style:text-autospace="none" fo:margin-bottom="0in" fo:line-height="100%" fo:margin-left="1.9666in" fo:text-indent="0.4916in">
        <style:tab-stops/>
      </style:paragraph-properties>
      <style:text-properties style:font-name="Courier New" style:font-name-complex="Courier New" fo:color="#FFFFFF" fo:font-size="10pt" style:font-size-asian="10pt" style:font-size-complex="10pt"/>
    </style:style>
    <style:style style:name="P217" style:parent-style-name="Normal" style:family="paragraph">
      <style:paragraph-properties style:text-autospace="none" fo:margin-bottom="0in" fo:line-height="100%" fo:margin-left="1.9666in" fo:text-indent="0.4916in">
        <style:tab-stops/>
      </style:paragraph-properties>
      <style:text-properties style:font-name="Courier New" style:font-name-complex="Courier New" fo:color="#FFFFFF" fo:font-size="10pt" style:font-size-asian="10pt" style:font-size-complex="10pt"/>
    </style:style>
    <style:style style:name="P218" style:parent-style-name="Normal" style:family="paragraph">
      <style:paragraph-properties style:text-autospace="none" fo:margin-bottom="0in" fo:line-height="100%" fo:margin-left="1.9666in" fo:text-indent="0.4916in">
        <style:tab-stops/>
      </style:paragraph-properties>
      <style:text-properties style:font-name="Courier New" style:font-name-complex="Courier New" fo:color="#FFFFFF" fo:font-size="10pt" style:font-size-asian="10pt" style:font-size-complex="10pt"/>
    </style:style>
    <style:style style:name="P219"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20"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21"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22"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23"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2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2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2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27"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28" style:parent-style-name="Normal" style:family="paragraph">
      <style:paragraph-properties style:text-autospace="none" fo:margin-bottom="0in" fo:line-height="100%" fo:text-indent="0.4916in"/>
      <style:text-properties style:font-name="Courier New" style:font-name-complex="Courier New" fo:color="#FFFFFF" fo:font-size="10pt" style:font-size-asian="10pt" style:font-size-complex="10pt"/>
    </style:style>
    <style:style style:name="P22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1"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2"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3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4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41" style:parent-style-name="Normal" style:family="paragraph">
      <style:paragraph-properties style:text-autospace="none" fo:margin-bottom="0in" fo:line-height="100%"/>
    </style:style>
    <style:style style:name="T242" style:parent-style-name="Policepardéfaut" style:family="text">
      <style:text-properties style:font-name="Courier New" style:font-name-complex="Courier New" fo:color="#FFFFFF" fo:font-size="10pt" style:font-size-asian="10pt" style:font-size-complex="10pt"/>
    </style:style>
    <style:style style:name="T243" style:parent-style-name="Policepardéfaut" style:family="text">
      <style:text-properties style:font-name="Courier New" style:font-name-complex="Courier New" fo:color="#FFFFFF" fo:font-size="10pt" style:font-size-asian="10pt" style:font-size-complex="10pt" fo:language="en" fo:country="US"/>
    </style:style>
    <style:style style:name="P24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4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4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4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4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4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50" style:parent-style-name="Normal" style:family="paragraph">
      <style:paragraph-properties style:text-autospace="none" fo:margin-bottom="0in" fo:line-height="100%"/>
    </style:style>
    <style:style style:name="T251" style:parent-style-name="Policepardéfaut" style:family="text">
      <style:text-properties style:font-name="Courier New" style:font-name-complex="Courier New" fo:color="#FFFFFF" fo:font-size="10pt" style:font-size-asian="10pt" style:font-size-complex="10pt" fo:language="en" fo:country="US"/>
    </style:style>
    <style:style style:name="T252" style:parent-style-name="Policepardéfaut" style:family="text">
      <style:text-properties style:font-name="Courier New" style:font-name-complex="Courier New" fo:color="#FFFFFF" fo:font-size="10pt" style:font-size-asian="10pt" style:font-size-complex="10pt"/>
    </style:style>
    <style:style style:name="P25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5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5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5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5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5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5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1"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2"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6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1"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2"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7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8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style:style>
    <style:style style:name="P281" style:parent-style-name="Normal" style:family="paragraph">
      <style:paragraph-properties style:text-autospace="none" fo:margin-bottom="0in" fo:line-height="100%"/>
    </style:style>
    <style:style style:name="T282" style:parent-style-name="Policepardéfaut" style:family="text">
      <style:text-properties style:font-name="Courier New" style:font-name-complex="Courier New" fo:color="#FFFFFF" fo:font-size="10pt" style:font-size-asian="10pt" style:font-size-complex="10pt"/>
    </style:style>
    <style:style style:name="T283" style:parent-style-name="Policepardéfaut" style:family="text">
      <style:text-properties style:font-name="Courier New" style:font-name-complex="Courier New" fo:color="#FFFFFF" fo:font-size="10pt" style:font-size-asian="10pt" style:font-size-complex="10pt" fo:language="en" fo:country="US"/>
    </style:style>
    <style:style style:name="P28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8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8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8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8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8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1"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2"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29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1"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2"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0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0"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1"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2"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3"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4"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5"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6"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7"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8"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19" style:parent-style-name="Normal" style:family="paragraph">
      <style:paragraph-properties style:text-autospace="none" fo:margin-bottom="0in" fo:line-height="100%"/>
      <style:text-properties style:font-name="Courier New" style:font-name-complex="Courier New" fo:color="#FFFFFF" fo:font-size="10pt" style:font-size-asian="10pt" style:font-size-complex="10pt" fo:language="en" fo:country="US"/>
    </style:style>
    <style:style style:name="P320" style:parent-style-name="Normal" style:family="paragraph">
      <style:paragraph-properties style:text-autospace="none" fo:margin-bottom="0in" fo:line-height="100%"/>
    </style:style>
    <style:style style:name="T321" style:parent-style-name="Policepardéfaut" style:family="text">
      <style:text-properties style:font-name="Courier New" style:font-name-complex="Courier New" fo:color="#FFFFFF" fo:font-size="10pt" style:font-size-asian="10pt" style:font-size-complex="10pt" fo:language="en" fo:country="US"/>
    </style:style>
    <style:style style:name="T322" style:parent-style-name="Policepardéfaut" style:family="text">
      <style:text-properties style:font-name="Courier New" style:font-name-complex="Courier New" fo:color="#FFFFFF" fo:font-size="10pt" style:font-size-asian="10pt" style:font-size-complex="10pt"/>
    </style:style>
    <style:style style:name="T323" style:parent-style-name="Policepardéfaut" style:family="text">
      <style:text-properties style:font-name="Times New Roman" style:font-name-complex="Times New Roman" fo:font-style="italic" style:font-style-asian="italic" fo:color="#FF0000" fo:font-size="18pt" style:font-size-asian="18pt" style:font-size-complex="18pt"/>
    </style:style>
    <style:style style:family="graphic" style:name="a7">
      <style:graphic-properties draw:fill="solid" draw:fill-color="#4a66ac" draw:opacity="100%" draw:stroke="none"/>
    </style:style>
    <style:style style:family="graphic" style:name="a8">
      <style:graphic-properties fo:wrap-option="wrap" fo:padding-top="0.2in" fo:padding-bottom="0.5in" fo:padding-left="0.5in" fo:padding-right="0.5in" draw:textarea-vertical-align="bottom" draw:textarea-horizontal-align="left" draw:fill="solid" draw:fill-color="#629dd1" draw:opacity="100%" draw:stroke="none" draw:auto-grow-width="false" draw:auto-grow-height="false"/>
      <style:paragraph-properties style:font-independent-line-spacing="true" style:writing-mode="lr-tb"/>
    </style:style>
    <style:style style:family="graphic" style:name="a10">
      <style:graphic-properties style:wrap="run-through" style:run-through="background" style:horizontal-rel="page" style:vertical-rel="page" style:horizontal-pos="center" style:vertical-pos="middle"/>
    </style:style>
    <style:style style:family="graphic" style:name="a9"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draw:g draw:z-index="251659264" draw:name="Groupe 119" draw:id="id9" draw:style-name="a10" text:anchor-type="paragraph"><svg:title/><svg:desc/><draw:custom-shape svg:x="0in" svg:y="8in" svg:width="7.5in" svg:height="0.15659in" draw:id="id6" draw:style-name="a7" draw:name="Rectangle 120"><svg:title/><svg:desc/><draw:enhanced-geometry draw:type="non-primitive" svg:viewBox="0 0 21600 21600" draw:enhanced-path="M 0 0 L 21600 0 21600 21600 0 21600 Z N"/></draw:custom-shape><draw:custom-shape svg:x="0in" svg:y="8.13542in" svg:width="7.5in" svg:height="2.00429in" draw:id="id7" draw:style-name="a8" draw:name="Rectangle 121"><svg:title/><svg:desc/><text:p text:style-name="Sansinterligne"><text:span text:style-name="T19">GROUPE 22<text:s/></text:span></text:p><text:p text:style-name="P20"/><draw:enhanced-geometry draw:type="non-primitive" svg:viewBox="0 0 21600 21600" draw:enhanced-path="M 0 0 L 21600 0 21600 21600 0 21600 Z N"/></draw:custom-shape><draw:frame draw:id="id8" draw:style-name="a9" draw:name="Zone de texte 122" svg:x="0in" svg:y="0in" svg:width="7.5in" svg:height="8in" style:rel-width="scale" style:rel-height="scale"><draw:text-box><text:p text:style-name="P21"><text:span text:style-name="T22">Analyseur syntaxique 2014-2015</text:span></text:p><text:p text:style-name="P23"><text:span text:style-name="T24">Rapport Projet Compilation 2014-2015</text:span></text:p></draw:text-box><svg:title/><svg:desc/></draw:frame></draw:g></text:p>
      <text:p text:style-name="P2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417670695" office:target-frame-name="_top" xlink:show="replace"><text:span text:style-name="Lienhypertexte">I.</text:span><text:span text:style-name="T27"><text:tab/></text:span><text:span text:style-name="Lienhypertexte">Introduction.</text:span><text:tab/>2</text:a></text:p>
          <text:p text:style-name="P28"><text:a xlink:href="#_Toc417670696" office:target-frame-name="_top" xlink:show="replace"><text:span text:style-name="Lienhypertexte">A.</text:span><text:span text:style-name="T29"><text:tab/></text:span><text:span text:style-name="Lienhypertexte">Présentation du sujet.</text:span><text:tab/>2</text:a></text:p>
          <text:p text:style-name="P30"><text:a xlink:href="#_Toc417670697" office:target-frame-name="_top" xlink:show="replace"><text:span text:style-name="Lienhypertexte">B.</text:span><text:span text:style-name="T31"><text:tab/></text:span><text:span text:style-name="Lienhypertexte">Membre du groupe.</text:span><text:tab/>2</text:a></text:p>
          <text:p text:style-name="P32"><text:a xlink:href="#_Toc417670698" office:target-frame-name="_top" xlink:show="replace"><text:span text:style-name="Lienhypertexte">C.</text:span><text:span text:style-name="T33"><text:tab/></text:span><text:span text:style-name="Lienhypertexte">Organisation</text:span><text:tab/>2</text:a></text:p>
          <text:p text:style-name="P34"><text:a xlink:href="#_Toc417670699" office:target-frame-name="_top" xlink:show="replace"><text:span text:style-name="Lienhypertexte">II.</text:span><text:span text:style-name="T35"><text:tab/></text:span><text:span text:style-name="Lienhypertexte">Grammaire.</text:span><text:tab/>4</text:a></text:p>
          <text:p text:style-name="P36"><text:a xlink:href="#_Toc417670700" office:target-frame-name="_top" xlink:show="replace"><text:span text:style-name="Lienhypertexte">A.</text:span><text:span text:style-name="T37"><text:tab/></text:span><text:span text:style-name="Lienhypertexte">Analyseur Lexical.</text:span><text:tab/>4</text:a></text:p>
          <text:p text:style-name="P38"><text:a xlink:href="#_Toc417670701" office:target-frame-name="_top" xlink:show="replace"><text:span text:style-name="Lienhypertexte">B.</text:span><text:span text:style-name="T39"><text:tab/></text:span><text:span text:style-name="Lienhypertexte">Analyseur Syntaxique.</text:span><text:tab/>4</text:a></text:p>
          <text:p text:style-name="P40"><text:a xlink:href="#_Toc417670702" office:target-frame-name="_top" xlink:show="replace"><text:span text:style-name="Lienhypertexte">III.</text:span><text:span text:style-name="T41"><text:tab/></text:span><text:span text:style-name="Lienhypertexte">Table des Symboles.</text:span><text:tab/>6</text:a></text:p>
          <text:p text:style-name="P42"><text:a xlink:href="#_Toc417670703" office:target-frame-name="_top" xlink:show="replace"><text:span text:style-name="Lienhypertexte">IV.</text:span><text:span text:style-name="T43"><text:tab/></text:span><text:span text:style-name="Lienhypertexte">Abstract Syntax Tree.</text:span><text:tab/>7</text:a></text:p>
          <text:p text:style-name="P44"><text:a xlink:href="#_Toc417670704" office:target-frame-name="_top" xlink:show="replace"><text:span text:style-name="Lienhypertexte">V.</text:span><text:span text:style-name="T45"><text:tab/></text:span><text:span text:style-name="Lienhypertexte">Génération de Code et résultats.</text:span><text:tab/>8</text:a></text:p>
          <text:p text:style-name="P46"><text:a xlink:href="#_Toc417670705" office:target-frame-name="_top" xlink:show="replace"><text:span text:style-name="T47">Le résultat</text:span><text:tab/>9</text:a></text:p>
          <text:p text:style-name="P48"><text:a xlink:href="#_Toc417670706" office:target-frame-name="_top" xlink:show="replace"><text:span text:style-name="Lienhypertexte">Les Erreurs</text:span><text:tab/>9</text:a></text:p>
          <text:p text:style-name="P49"><text:a xlink:href="#_Toc417670707" office:target-frame-name="_top" xlink:show="replace"><text:span text:style-name="Lienhypertexte">VI.</text:span><text:span text:style-name="T50"><text:tab/></text:span><text:span text:style-name="Lienhypertexte">Limites du Projets</text:span><text:tab/>11</text:a></text:p>
          <text:p text:style-name="P51"><text:a xlink:href="#_Toc417670708" office:target-frame-name="_top" xlink:show="replace"><text:span text:style-name="Lienhypertexte">Conclusion.</text:span><text:tab/>12</text:a></text:p>
          <text:p text:style-name="P52"><text:a xlink:href="#_Toc417670709" office:target-frame-name="_top" xlink:show="replace"><text:span text:style-name="Lienhypertexte">VII.</text:span><text:span text:style-name="T53"><text:tab/></text:span><text:span text:style-name="Lienhypertexte">Annexe.</text:span><text:tab/>13</text:a></text:p>
          <text:p text:style-name="P54"><text:a xlink:href="#_Toc417670710" office:target-frame-name="_top" xlink:show="replace"><text:span text:style-name="Lienhypertexte">A.</text:span><text:span text:style-name="T55"><text:tab/></text:span><text:span text:style-name="Lienhypertexte">Grammaire</text:span><text:tab/>13</text:a></text:p>
        </text:index-body>
      </text:table-of-content>
      <text:p text:style-name="Normal"/>
      <text:p text:style-name="P56"/>
      <text:list text:style-name="LFO1" text:continue-numbering="true">
        <text:list-item>
          <text:p text:style-name="P57"><text:bookmark-start text:name="_Toc417670695"/><text:soft-page-break/>Introduction.<text:bookmark-end text:name="_Toc417670695"/></text:p>
        </text:list-item>
      </text:list>
      <text:p text:style-name="Normal"/>
      <text:list text:style-name="LFO6" text:continue-numbering="true">
        <text:list-item>
          <text:p text:style-name="P58"><text:bookmark-start text:name="_Toc417670696"/>Présentation du sujet.<text:bookmark-end text:name="_Toc417670696"/></text:p>
        </text:list-item>
      </text:list>
      <text:p text:style-name="P59"/>
      <text:p text:style-name="P60">Dans le cadre de notre licence MIAGE et de la matière Compilation, nous devons réaliser un projet, celui-ci consiste en la réalisation d’un compilateur.<text:s/>Un compilateur est un programme informatique qui transforme un code source écrit dans un langage de programmation (le langage source) en un autre langage informatique (le langage cible). Pour qu'il puisse être exploité par la machine, le compilateur traduit le code source, écrit dans un langage de haut niveau d'abstraction, facilement compréhensible par l'humain, vers un langage de plus bas niveau, un langage d'assemblage ou langage machine. Dans notre cas, le langage de<text:s/>programmation initial, compréhensible par l’homme, est le langage<text:s/>Java/C. Notre<text:s/>compilateur traduit le langage<text:s/>C/Java<text:s/>en langage Assembleur (Beta).<text:s/></text:p>
      <text:p text:style-name="Normal">Notre compilateur doit effectuer différentes étapes, dans l’ordre :</text:p>
      <text:list text:style-name="LFO4" text:continue-numbering="true">
        <text:list-item>
          <text:p text:style-name="P61">l’analyse lexicale,</text:p>
        </text:list-item>
        <text:list-item>
          <text:p text:style-name="P62">l’analyse syntaxique,</text:p>
        </text:list-item>
        <text:list-item>
          <text:p text:style-name="P63">la génération du code.</text:p>
        </text:list-item>
      </text:list>
      <text:p text:style-name="P64"/>
      <text:list text:style-name="LFO6" text:continue-numbering="true">
        <text:list-item>
          <text:p text:style-name="P65"><text:bookmark-start text:name="_Toc417670697"/>Membres<text:s/>du groupe.<text:bookmark-end text:name="_Toc417670697"/></text:p>
        </text:list-item>
      </text:list>
      <text:p text:style-name="Normal"/>
      <text:p text:style-name="Normal">Pour mener à bien notre projet, nous avons été répartis en groupe de 5/6 étudiants, le groupe 22 est composé de :</text:p>
      <text:list text:style-name="LFO5" text:continue-numbering="true">
        <text:list-item>
          <text:p text:style-name="P66">MATINTHE Jérôme,</text:p>
        </text:list-item>
        <text:list-item>
          <text:p text:style-name="P67">NDIAYE Abdou Lahat,</text:p>
        </text:list-item>
        <text:list-item>
          <text:p text:style-name="P68">SOUMBOU Fikoul-Françoise,</text:p>
        </text:list-item>
        <text:list-item>
          <text:p text:style-name="P69">THIAM Mohammad,</text:p>
        </text:list-item>
        <text:list-item>
          <text:p text:style-name="P70">YACINTEPE Ersagun.</text:p>
        </text:list-item>
      </text:list>
      <text:p text:style-name="Paragraphedeliste"/>
      <text:list text:style-name="LFO6" text:continue-numbering="true">
        <text:list-item>
          <text:p text:style-name="P71"><text:bookmark-start text:name="_Toc417670698"/>Organisation<text:bookmark-end text:name="_Toc417670698"/></text:p>
        </text:list-item>
      </text:list>
      <text:p text:style-name="Paragraphedeliste"/>
      <text:p text:style-name="P72">Déjà, nous avons mis en place des réunions peu après l’annonce de la composition finale des groupes. Nous avons ensuite ouvert un dépôt git pour permettre à tous de travailler sur un même espace de<text:s/>travail. Nous avons pu voir l’évolution de chacun dans leurs taches, ainsi il a été plus facile de s’aider et de corriger les différents problèmes<text:s/>rencontrés. (Cf. Planning)</text:p>
      <text:soft-page-break/>
      <text:p text:style-name="P73"/>
      <text:list text:style-name="LFO1" text:continue-numbering="true">
        <text:list-item>
          <text:p text:style-name="P74"><text:bookmark-start text:name="_Toc417670699"/><text:soft-page-break/>Grammaire.<text:bookmark-end text:name="_Toc417670699"/></text:p>
        </text:list-item>
      </text:list>
      <text:p text:style-name="Normal"/>
      <text:list text:style-name="LFO2" text:continue-numbering="true">
        <text:list-item>
          <text:p text:style-name="P75"><text:bookmark-start text:name="_Toc417670700"/>Analyseur Lexical.<text:bookmark-end text:name="_Toc417670700"/></text:p>
        </text:list-item>
      </text:list>
      <text:p text:style-name="Normal"/>
      <text:p text:style-name="P76">La première étape de notre processus de compilation est l'analyse lexicale, cette tâche consiste à décomposer une chaîne de caractères en unités ou entités. L'analyseur lexical est généralement défini par un ensemble de règles. Celles-ci définissent les séquences de caractères utilisables possibles.<text:s/>L’analyse sera envoyée à l’analyseur syntaxique (CUP) ce qui permettra de faciliter son travail. Ce travail est effectué par Jlex.</text:p>
      <text:p text:style-name="Normal">Son rôle consiste, à :</text:p>
      <text:list text:style-name="LFO8" text:continue-numbering="true">
        <text:list-item>
          <text:p text:style-name="P77">Eliminer les « bruits » du texte source : commentaires, espaces, …,</text:p>
        </text:list-item>
        <text:list-item>
          <text:p text:style-name="P78">Reconnaître les opérateurs et les mots-clés : &lt;=, ==, if, While… ,</text:p>
        </text:list-item>
        <text:list-item>
          <text:p text:style-name="P79">Reconnaître les chaînes de caractères, les identificateurs et les constantes <text:s/>numériques. <text:s/></text:p>
        </text:list-item>
      </text:list>
      <text:p text:style-name="P80"/>
      <text:list text:style-name="LFO2" text:continue-numbering="true">
        <text:list-item>
          <text:p text:style-name="P81"><text:bookmark-start text:name="_Toc417670701"/>Analyseur Syntaxique.<text:bookmark-end text:name="_Toc417670701"/></text:p>
        </text:list-item>
      </text:list>
      <text:p text:style-name="Normal"/>
      <text:p text:style-name="P82">L’étape suivant de <text:s/>l’analyse lexicale est l’analyse syntaxique, c’est la tâche qui réalise l'analyse d'un programme informatique défini par un ensemble de règles de syntaxe formant une grammaire formelle.<text:s/>Pour réaliser notre compilateur, nous avons<text:s/>dû<text:s/>écrire une grammaire de type LR, comme vue en<text:s/>cours. L’outil utilisé pour l’analyse syntaxique est CUP (Constructor of Useful Parsers) qui permet de générer des classes Java directement à partir de la grammaire.</text:p>
      <text:p text:style-name="P83">Nous avons mis en place une grammaire, représentée par un ensemble de symboles finis, non-finis ainsi que des règles permettant de traiter le langage.</text:p>
      <text:list text:style-name="LFO10" text:continue-numbering="true">
        <text:list-item>
          <text:p text:style-name="P84">Ensembles des symboles<text:s/><text:span text:style-name="T85">terminaux</text:span><text:s/>:</text:p>
        </text:list-item>
      </text:list>
      <text:p text:style-name="Paragraphedeliste"><text:span text:style-name="T86">Symboles</text:span><text:span text:style-name="T87"><text:s/>: ADD, MUL, PO, PF, EGAL, PV, SUB, DIV, ACCO, ACCF, VIRG;</text:span></text:p>
      <text:p text:style-name="Paragraphedeliste"><text:span text:style-name="T88">Entier</text:span><text:span text:style-name="T89"><text:s/>: NUM;</text:span></text:p>
      <text:p text:style-name="Paragraphedeliste"><text:span text:style-name="T90">String</text:span><text:span text:style-name="T91"><text:s/>: IDF, INT, VOID,<text:s/></text:span><text:span text:style-name="T92">RETURN, WRITE, READ, WHILE, IF,<text:s/></text:span><text:span text:style-name="T93">ELSE, BOOLEEN, NOT, OPERATEUR</text:span><text:span text:style-name="T94">,<text:s/></text:span><text:span text:style-name="T95">COMPARAISON</text:span><text:span text:style-name="T96">;</text:span></text:p>
      <text:p text:style-name="P97"/>
      <text:list text:style-name="LFO10" text:continue-numbering="true">
        <text:list-item>
          <text:p text:style-name="P98">Ensembles des symboles<text:s/><text:span text:style-name="T99">non-terminaux</text:span><text:span text:style-name="T100"><text:s/>:</text:span></text:p>
        </text:list-item>
      </text:list>
      <text:p text:style-name="Paragraphedeliste"><text:span text:style-name="T101">Expressions</text:span><text:s/>: expression, facteur, atome, expressionGLOBALE, facteurGLOBALE, atomeGLOBALE, expressionbooleenne, appelFonction ;</text:p>
      <text:soft-page-break/>
      <text:p text:style-name="Paragraphedeliste"><text:span text:style-name="T102">Noeud</text:span><text:s/>: affectation, instruction, ecriture, listinstruction, listparametre, Conditionnelle, ensembledeclaration, suitedeclaration;</text:p>
      <text:p text:style-name="Paragraphedeliste"><text:span text:style-name="T103">Fonction<text:s/></text:span>: fonction, commande, listdeclarationparametre, iteration,<text:s/>ensembledeclarationGLOBALE, suitedeclarationGLOBALE</text:p>
      <text:p text:style-name="Paragraphedeliste"><text:span text:style-name="T104">Programme</text:span><text:s/>: programme</text:p>
      <text:p text:style-name="Normal"/>
      <text:p text:style-name="P105"/>
      <text:p text:style-name="Normal"/>
      <text:list text:style-name="LFO1" text:continue-numbering="true">
        <text:list-item>
          <text:p text:style-name="P106"><text:bookmark-start text:name="_Toc417670702"/>Table des Symboles.<text:bookmark-end text:name="_Toc417670702"/></text:p>
        </text:list-item>
      </text:list>
      <text:p text:style-name="P107">Explication de la stucture</text:p>
      <text:p text:style-name="P108">Explication des choix</text:p>
      <text:p text:style-name="P109"/>
      <text:p text:style-name="P110"/>
      <text:list text:style-name="LFO1" text:continue-numbering="true">
        <text:list-item>
          <text:p text:style-name="P111"><text:bookmark-start text:name="_Toc417670703"/>Abstract Syntax Tree.<text:bookmark-end text:name="_Toc417670703"/></text:p>
        </text:list-item>
      </text:list>
      <text:p text:style-name="P112">Explication de la stucture</text:p>
      <text:p text:style-name="P113">Explication des choix</text:p>
      <text:p text:style-name="P114">+<text:s/>exemples et shemas darbres sur des cas particuliers</text:p>
      <text:p text:style-name="P115"/>
      <text:list text:style-name="LFO1" text:continue-numbering="true">
        <text:list-item>
          <text:p text:style-name="P116"><text:bookmark-start text:name="_Toc417670704"/><text:soft-page-break/>Génération de Code<text:s/>et résultats.<text:bookmark-end text:name="_Toc417670704"/></text:p>
        </text:list-item>
      </text:list>
      <text:p text:style-name="Normal"/>
      <text:p text:style-name="P117">La class<text:s/><text:span text:style-name="T118">ASMgenerator.java</text:span>, permet de générer le code ASM. A l’intérieur, un seul constructor ; en effet une génération d’assembleur est créée à partir d’une Table des Symboles (TDS) et d’un Arbre Syntaxique liés. Avec ces deux derniers, <text:s/>l‘ensemble du code ASM est généré.</text:p>
      <text:p text:style-name="P119">Différentes fonctions<text:span text:style-name="T120"><text:s/>generated<text:s/></text:span>ont<text:s/>été implémentées selon les algorithmes vus en cours.<text:s/>Voici une brève<text:s/>description<text:s/>des différentes<text:s/>fonctions<text:s/><text:span text:style-name="T121">generated</text:span><text:span text:style-name="T122"> </text:span>: </text:p>
      <text:list text:style-name="LFO7" text:continue-numbering="true">
        <text:list-item>
          <text:p text:style-name="P123"><text:span text:style-name="T124">generated_</text:span><text:span text:style-name="T125">Code:</text:span><text:s/>C’est de là que tout commence, il sert<text:s/>à<text:s/>écrire<text:s/>la base dans<text:s/>le fichier<text:s/><text:span text:style-name="T126">.uasm</text:span>, les macros, la pile, et à faire appel au programme.</text:p>
        </text:list-item>
      </text:list>
      <text:p text:style-name="Paragraphedeliste"/>
      <text:list text:style-name="LFO7" text:continue-numbering="true">
        <text:list-item>
          <text:p text:style-name="P127"><text:span text:style-name="T128">generated_</text:span><text:span text:style-name="T129">Data</text:span>: permet de déclarer et d’initialiser les variables globales.</text:p>
        </text:list-item>
      </text:list>
      <text:p text:style-name="Paragraphedeliste"/>
      <text:list text:style-name="LFO7" text:continue-numbering="true">
        <text:list-item>
          <text:p text:style-name="P130"><text:span text:style-name="T131">generated_</text:span><text:span text:style-name="T132">Program</text:span>:<text:s/>permet d’appeler toute les fonctions du programme.</text:p>
        </text:list-item>
      </text:list>
      <text:p text:style-name="Paragraphedeliste"/>
      <text:list text:style-name="LFO7" text:continue-numbering="true">
        <text:list-item>
          <text:p text:style-name="P133"><text:span text:style-name="T134">generated_</text:span><text:span text:style-name="T135">Function:</text:span><text:s/>Les variables locales sont déclarées en allouant la place nécessaire en pile.</text:p>
        </text:list-item>
      </text:list>
      <text:p text:style-name="Paragraphedeliste"/>
      <text:list text:style-name="LFO7" text:continue-numbering="true">
        <text:list-item>
          <text:p text:style-name="P136"><text:span text:style-name="T137">generated_</text:span><text:span text:style-name="T138">Bloc</text:span>: Génère le bloc d'instruction de chaque fils de fonction.</text:p>
        </text:list-item>
      </text:list>
      <text:p text:style-name="Paragraphedeliste"/>
      <text:list text:style-name="LFO7" text:continue-numbering="true">
        <text:list-item>
          <text:p text:style-name="P139"><text:span text:style-name="T140">generated_</text:span><text:span text:style-name="T141">Instruction</text:span>:<text:s/>génère une instruction : une instruction une ligne par défaut dans une fonction. Une instruction peu alors être une affectation, une boucle si ou while,<text:s/>un appel fonction,<text:s/>un return, une lecture ou<text:s/>une<text:s/>écriture.</text:p>
        </text:list-item>
      </text:list>
      <text:p text:style-name="Paragraphedeliste"/>
      <text:list text:style-name="LFO7" text:continue-numbering="true">
        <text:list-item>
          <text:p text:style-name="P142"><text:span text:style-name="T143">generated_</text:span><text:span text:style-name="T144">Affectation</text:span>:<text:s/>génère une affectation sur un identificateur à<text:s/>gauche <text:s/>d’une expression à<text:s/>droite.</text:p>
        </text:list-item>
      </text:list>
      <text:p text:style-name="Paragraphedeliste"/>
      <text:list text:style-name="LFO7" text:continue-numbering="true">
        <text:list-item>
          <text:p text:style-name="P145"><text:span text:style-name="T146">generated_Expression</text:span>: une expression est soit un atome, un appel<text:s/>fonction ou une opération, une écriture ou une lecture.</text:p>
        </text:list-item>
      </text:list>
      <text:p text:style-name="Paragraphedeliste"/>
      <text:list text:style-name="LFO7" text:continue-numbering="true">
        <text:list-item>
          <text:p text:style-name="P147"><text:span text:style-name="T148">generated_Atome</text:span>: un atome est un élément unique, il peut<text:s/>être une constante, un identificateur ou un appel fonction et par default une expression.</text:p>
        </text:list-item>
      </text:list>
      <text:p text:style-name="Paragraphedeliste"/>
      <text:list text:style-name="LFO7" text:continue-numbering="true">
        <text:list-item>
          <text:p text:style-name="P149"><text:span text:style-name="T150">generated_</text:span><text:span text:style-name="T151">Operation</text:span>:<text:s/>Nous avons découpés les opérations en deux, d’un côté les additions et les soustractions et le l’autre, les facteurs (multiplications et soustractions)<text:s/>chacun de ses opérateurs ont des fils : une expression.</text:p>
        </text:list-item>
      </text:list>
      <text:p text:style-name="Paragraphedeliste"/>
      <text:soft-page-break/>
      <text:list text:style-name="LFO7" text:continue-numbering="true">
        <text:list-item>
          <text:p text:style-name="P152"><text:span text:style-name="T153">generated_Facteur</text:span>:<text:s/>Priorise les opérations sur multiplications et divisions, et est par défaut, une opération.</text:p>
        </text:list-item>
      </text:list>
      <text:p text:style-name="Paragraphedeliste"/>
      <text:list text:style-name="LFO7" text:continue-numbering="true">
        <text:list-item>
          <text:p text:style-name="P154"><text:span text:style-name="T155">generated_idf</text:span>: un identificateur peux être local, global ou encore un paramètre.</text:p>
        </text:list-item>
      </text:list>
      <text:p text:style-name="P156"/>
      <text:list text:style-name="LFO7" text:continue-numbering="true">
        <text:list-item>
          <text:p text:style-name="P157"><text:span text:style-name="T158">g</text:span><text:span text:style-name="T159">enerated_</text:span><text:span text:style-name="T160">If:</text:span><text:s/>Déjà on vérifie la condition, puis on applique le<text:s/><text:span text:style-name="T161">alors</text:span><text:s/>et enfin le<text:s/><text:span text:style-name="T162">else</text:span>.</text:p>
        </text:list-item>
      </text:list>
      <text:p text:style-name="Paragraphedeliste"/>
      <text:list text:style-name="LFO7" text:continue-numbering="true">
        <text:list-item>
          <text:p text:style-name="P163"><text:span text:style-name="T164">generated_</text:span><text:span text:style-name="T165">While</text:span>:<text:s/>On vérifie la condition et on boucle tant que la condition n’est<text:s/>pas fausse.<text:s/>Si on reboucle et on génère alors un nouveau bloc.</text:p>
        </text:list-item>
      </text:list>
      <text:p text:style-name="Paragraphedeliste"/>
      <text:list text:style-name="LFO7" text:continue-numbering="true">
        <text:list-item>
          <text:p text:style-name="P166"><text:span text:style-name="T167">generated_</text:span><text:span text:style-name="T168">Condition</text:span>:<text:s/>par rapport à l’operateur, on fait des tests/comparaisons sur la validité de l’expression.</text:p>
        </text:list-item>
      </text:list>
      <text:p text:style-name="P169"/>
      <text:list text:style-name="LFO7" text:continue-numbering="true">
        <text:list-item>
          <text:p text:style-name="P170"><text:span text:style-name="T171">generated_</text:span><text:span text:style-name="T172">Call:</text:span><text:s/>permet d’appeler une<text:s/>fonction<text:s/>avec ou sans paramètres et de<text:s/>récupérer<text:s/>la valeur de retour.</text:p>
        </text:list-item>
      </text:list>
      <text:p text:style-name="Paragraphedeliste"/>
      <text:list text:style-name="LFO7" text:continue-numbering="true">
        <text:list-item>
          <text:p text:style-name="P173"><text:span text:style-name="T174">generated_</text:span><text:span text:style-name="T175">Return</text:span>:<text:s/>Nous avons<text:s/>décidé<text:s/>de mettre la valeur de retour dans le<text:s/>registre<text:s/>R10.</text:p>
        </text:list-item>
      </text:list>
      <text:p text:style-name="Paragraphedeliste"/>
      <text:list text:style-name="LFO7" text:continue-numbering="true">
        <text:list-item>
          <text:p text:style-name="P176"><text:span text:style-name="T177">generated_</text:span><text:span text:style-name="T178">read</text:span><text:span text:style-name="T179">:</text:span><text:span text:style-name="T180"><text:s/>génère la lecture</text:span></text:p>
        </text:list-item>
      </text:list>
      <text:p text:style-name="P181"/>
      <text:list text:style-name="LFO7" text:continue-numbering="true">
        <text:list-item>
          <text:p text:style-name="P182"><text:span text:style-name="T183">generated_</text:span><text:span text:style-name="T184">write:</text:span><text:span text:style-name="T185"><text:s/>génère l’ecriture.</text:span></text:p>
        </text:list-item>
      </text:list>
      <text:h text:style-name="P186" text:outline-level="2"><text:bookmark-start text:name="_Toc417670705"/>Le résultat<text:bookmark-end text:name="_Toc417670705"/></text:h>
      <text:p text:style-name="P187"/>
      <text:p text:style-name="P188">Le code ASM est généré dans un fichier<text:s/><text:span text:style-name="T189">Code.uasm<text:s/></text:span>lors de la génération de code. En effet, tout notre langage Béta a été écrit dans ce fichier, pour une manipulation plus facile avec BSIM.</text:p>
      <text:p text:style-name="P190">Afin de valider le code générer il suffira de le compiler sur la machine béta et observer ce que nous disent les registres.</text:p>
      <text:p text:style-name="P191">Exemple :</text:p>
      <text:h text:style-name="Titre2" text:outline-level="2"><text:bookmark-start text:name="_Toc417670706"/>Les Erreurs<text:bookmark-end text:name="_Toc417670706"/></text:h>
      <text:p text:style-name="Normal"/>
      <text:p text:style-name="Normal">Exemple erreur</text:p>
      <text:soft-page-break/>
      <text:p text:style-name="P192"><text:span text:style-name="T193">Explication des algo implementé res erreur etc….</text:span></text:p>
      <text:p text:style-name="P194"/>
      <text:list text:style-name="LFO1" text:continue-numbering="true">
        <text:list-item>
          <text:p text:style-name="P195"><text:bookmark-start text:name="_Toc417670707"/><text:soft-page-break/>Limites du Projets<text:bookmark-end text:name="_Toc417670707"/></text:p>
        </text:list-item>
      </text:list>
      <text:p text:style-name="P196"><text:s/>Ce qui marche ce qui ne marche pas, beug et securité</text:p>
      <text:p text:style-name="P197"/>
      <text:h text:style-name="P198" text:outline-level="1"><text:bookmark-start text:name="_Toc417670708"/><text:soft-page-break/>Conclusion.<text:bookmark-end text:name="_Toc417670708"/></text:h>
      <text:h text:style-name="P199" text:outline-level="1"/>
      <text:list text:style-name="LFO1" text:continue-numbering="true">
        <text:list-item>
          <text:p text:style-name="P200"><text:bookmark-start text:name="_Toc417670709"/><text:soft-page-break/>Annexe.<text:bookmark-end text:name="_Toc417670709"/></text:p>
        </text:list-item>
      </text:list>
      <text:p text:style-name="Normal"/>
      <text:list text:style-name="LFO11" text:continue-numbering="true">
        <text:list-item>
          <text:p text:style-name="P201"><text:bookmark-start text:name="_Toc417670710"/>Grammaire<text:bookmark-end text:name="_Toc417670710"/></text:p>
        </text:list-item>
      </text:list>
      <text:p text:style-name="P202"/>
      <text:p text:style-name="P203">programme ::= <text:s/>listcommande ;</text:p>
      <text:p text:style-name="P204"/>
      <text:p text:style-name="P205"><text:tab/>listcommande ::= commande listcommande ;</text:p>
      <text:p text:style-name="P206"/>
      <text:p text:style-name="P207"><text:tab/>commande ::= <text:s/>fonction</text:p>
      <text:p text:style-name="P208"><text:tab/><text:tab/><text:tab/>| ensembledeclarationGLOBALE</text:p>
      <text:p text:style-name="P209"><text:s/><text:tab/><text:tab/><text:tab/>;</text:p>
      <text:p text:style-name="P210"/>
      <text:p text:style-name="P211"/>
      <text:p text:style-name="P212"/>
      <text:p text:style-name="P213">ensembledeclarationGLOBALE ::= INT IDF VIRG suitedeclarationGLO- <text:s text:c="2"/></text:p>
      <text:p text:style-name="P214"><text:s text:c="9"/>BALE PV</text:p>
      <text:p text:style-name="P215"><text:s text:c="58"/>| INT IDF PV</text:p>
      <text:p text:style-name="P216"><text:s text:c="7"/>| INT IDF EGAL expressionGLOBALE PV</text:p>
      <text:p text:style-name="P217"><text:s text:c="7"/>;</text:p>
      <text:p text:style-name="P218"/>
      <text:p text:style-name="P219">suitedeclarationGLOBALE ::= IDF VIRG suitedeclarationGLOBALE</text:p>
      <text:p text:style-name="P220"><text:s text:c="47"/>| IDF EGAL expressionGLOBALE</text:p>
      <text:p text:style-name="P221"><text:s text:c="47"/>| IDF</text:p>
      <text:p text:style-name="P222"><text:s text:c="47"/>;</text:p>
      <text:p text:style-name="P223"/>
      <text:p text:style-name="P224"><text:s text:c="10"/>expressionGLOBALE ::= expressionGLOBALE ADD facteurGLOBALE</text:p>
      <text:p text:style-name="P225"><text:s text:c="48"/>| expressionGLOBALE SUB facteurGLOBALE</text:p>
      <text:p text:style-name="P226"><text:s text:c="48"/>| facteurGLOBALE</text:p>
      <text:p text:style-name="P227"><text:s text:c="38"/>;</text:p>
      <text:p text:style-name="P228"/>
      <text:p text:style-name="P229"><text:s text:c="10"/>facteurGLOBALE ::= facteurGLOBALE MUL atomeGLOBALE</text:p>
      <text:p text:style-name="P230"><text:s text:c="41"/>| facteurGLOBALE DIV atomeGLOBALE</text:p>
      <text:p text:style-name="P231"><text:s text:c="41"/>| atomeGLOBALE</text:p>
      <text:p text:style-name="P232"><text:s text:c="41"/>;</text:p>
      <text:p text:style-name="P233"/>
      <text:p text:style-name="P234"><text:tab/>atomeGLOBALE ::= NUM <text:s text:c="2"/></text:p>
      <text:p text:style-name="P235"><text:s text:c="41"/>| IDF</text:p>
      <text:p text:style-name="P236"><text:s text:c="41"/>| PO expressionGLOBALE PF</text:p>
      <text:p text:style-name="P237"><text:s text:c="41"/>;</text:p>
      <text:p text:style-name="P238"><text:s/></text:p>
      <text:p text:style-name="P239"><text:s text:c="11"/>fonction ::= INT IDF PO listdeclarationparametre PF ACCO listinstruc-</text:p>
      <text:p text:style-name="P240"><text:s text:c="29"/>tion ACCF</text:p>
      <text:p text:style-name="P241"><text:span text:style-name="T242"><text:s text:c="27"/></text:span><text:span text:style-name="T243">| VOID IDF PO listdeclarationparametre PF ACCO listinstruc-</text:span></text:p>
      <text:p text:style-name="P244"><text:s text:c="31"/>tion ACCF</text:p>
      <text:p text:style-name="P245"><text:s text:c="27"/>| IDF PO listdeclarationparametre PF ACCO listinstruction <text:s text:c="2"/></text:p>
      <text:p text:style-name="P246"><text:s text:c="31"/>ACCF</text:p>
      <text:p text:style-name="P247"><text:s text:c="27"/>;</text:p>
      <text:p text:style-name="P248"/>
      <text:p text:style-name="P249"><text:s text:c="10"/>listdeclarationparametre ::= INT IDF VIRG listdeclarationparametre</text:p>
      <text:p text:style-name="P250"><text:span text:style-name="T251"><text:s text:c="49"/></text:span><text:span text:style-name="T252">| INT IDF</text:span></text:p>
      <text:soft-page-break/>
      <text:p text:style-name="P253"><text:s text:c="49"/>|</text:p>
      <text:p text:style-name="P254"><text:s text:c="49"/>;</text:p>
      <text:p text:style-name="P255"/>
      <text:p text:style-name="P256"><text:s text:c="9"/>listinstruction ::= instruction listinstruction</text:p>
      <text:p text:style-name="P257"><text:s text:c="33"/>| RETURN expression PV</text:p>
      <text:p text:style-name="P258"><text:s text:c="33"/>|</text:p>
      <text:p text:style-name="P259"><text:s text:c="33"/>;</text:p>
      <text:p text:style-name="P260"><text:s text:c="8"/>instruction ::= affectation</text:p>
      <text:p text:style-name="P261"><text:s text:c="29"/>| ecriture</text:p>
      <text:p text:style-name="P262"><text:s text:c="29"/>| ensembledeclaration</text:p>
      <text:p text:style-name="P263"><text:s text:c="29"/>| conditionnelle</text:p>
      <text:p text:style-name="P264"><text:s text:c="29"/>| iteration</text:p>
      <text:p text:style-name="P265"><text:s text:c="29"/>| appelfonction PV</text:p>
      <text:p text:style-name="P266"><text:s text:c="29"/>;</text:p>
      <text:p text:style-name="P267"/>
      <text:p text:style-name="P268">conditionnelle ::= IF PO expressionbooleenne PF ACCO listinstruction ACCF</text:p>
      <text:p text:style-name="P269"><text:s text:c="31"/>| IF PO expressionbooleenne PF ACCO listinstruction ACCF <text:s text:c="2"/></text:p>
      <text:p text:style-name="P270"><text:s text:c="35"/>ELSE ACCO listinstruction ACCF</text:p>
      <text:p text:style-name="P271"><text:s text:c="31"/>;</text:p>
      <text:p text:style-name="P272"/>
      <text:p text:style-name="P273">iteration ::= WHILE PO expressionbooleenne PF ACCO listinstruction ACCF ;</text:p>
      <text:p text:style-name="P274"/>
      <text:p text:style-name="P275">expressionbooleenne ::= expression OPERATEURCOMPARAISON expression</text:p>
      <text:p text:style-name="P276"><text:s text:c="35"/>| NOT expressionbooleenne</text:p>
      <text:p text:style-name="P277"><text:s text:c="35"/>| BOOLEEN</text:p>
      <text:p text:style-name="P278"><text:s text:c="35"/>;</text:p>
      <text:p text:style-name="P279"/>
      <text:p text:style-name="P280">ensembledeclaration ::= INT IDF VIRG suitedeclaration PV</text:p>
      <text:p text:style-name="P281"><text:span text:style-name="T282"><text:s text:c="35"/></text:span><text:span text:style-name="T283">| INT IDF PV</text:span></text:p>
      <text:p text:style-name="P284"><text:s text:c="35"/>;</text:p>
      <text:p text:style-name="P285"/>
      <text:p text:style-name="P286">suitedeclaration ::= IDF VIRG suitedeclaration</text:p>
      <text:p text:style-name="P287"><text:s text:c="27"/>| IDF EGAL expression</text:p>
      <text:p text:style-name="P288"><text:s text:c="27"/>| IDF</text:p>
      <text:p text:style-name="P289"><text:s text:c="27"/>;</text:p>
      <text:p text:style-name="P290"/>
      <text:p text:style-name="P291">affectation ::= IDF EGAL expression PV</text:p>
      <text:p text:style-name="P292"><text:s text:c="19"/>| INT IDF EGAL expression PV</text:p>
      <text:p text:style-name="P293"><text:s text:c="19"/>;</text:p>
      <text:p text:style-name="P294"/>
      <text:p text:style-name="P295">appelfonction ::= IDF PO listparametre PF</text:p>
      <text:p text:style-name="P296"><text:s text:c="24"/>| IDF PO PF</text:p>
      <text:p text:style-name="P297"><text:s text:c="24"/>;</text:p>
      <text:p text:style-name="P298"/>
      <text:p text:style-name="P299">listparametre ::= expression VIRG listparametre</text:p>
      <text:p text:style-name="P300"><text:s text:c="23"/>| expression</text:p>
      <text:p text:style-name="P301"><text:s text:c="23"/>;</text:p>
      <text:p text:style-name="P302"/>
      <text:p text:style-name="P303">ecriture ::= WRITE PO expression PF PV ;</text:p>
      <text:p text:style-name="P304"/>
      <text:p text:style-name="P305">expression ::= expression ADD facteur</text:p>
      <text:p text:style-name="P306"><text:s text:c="19"/>| expression SUB facteur</text:p>
      <text:p text:style-name="P307"><text:s text:c="19"/>| facteur</text:p>
      <text:p text:style-name="P308"><text:s text:c="27"/>;</text:p>
      <text:p text:style-name="P309"/>
      <text:p text:style-name="P310">facteur ::= facteur MUL atome</text:p>
      <text:p text:style-name="P311"><text:s text:c="14"/>| facteur DIV atome</text:p>
      <text:p text:style-name="P312"><text:s text:c="14"/>| atome</text:p>
      <text:p text:style-name="P313"><text:s text:c="14"/>| appelfonction</text:p>
      <text:p text:style-name="P314"><text:s text:c="14"/>;</text:p>
      <text:p text:style-name="P315"/>
      <text:p text:style-name="P316">atome ::= NUM</text:p>
      <text:p text:style-name="P317"><text:s text:c="11"/>| IDF</text:p>
      <text:p text:style-name="P318"><text:s text:c="11"/>| READ PO PF</text:p>
      <text:p text:style-name="P319"><text:s text:c="11"/>| PO expression PF</text:p>
      <text:p text:style-name="P320"><text:span text:style-name="T321"><text:s text:c="11"/></text:span><text:span text:style-name="T322">;</text:span></text:p>
      <text:p text:style-name="Normal"/>
      <text:p text:style-name="Normal"><text:span text:style-name="T323">GA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hampagne &amp; Limousines" svg:font-family="Champagne &amp; Limousines" style:font-family-generic="swiss" style:font-pitch="variable" svg:panose-1="2 11 5 2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MT" svg:font-family="ArialMT" style:font-family-generic="swiss"/>
    <style:font-face style:name="Avenir-Book" svg:font-family="Avenir-Book"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629DD1" fo:border-right="none" fo:padding-top="0in" fo:padding-left="0in" fo:padding-bottom="0.0277in" fo:padding-right="0in" style:shadow="none" fo:margin-top="0.25in" fo:margin-bottom="0.0833in" fo:line-height="100%"/>
      <style:text-properties style:font-name="Champagne &amp; Limousines" style:font-name-asian="Times New Roman" style:font-name-complex="Times New Roman" fo:color="#262626" fo:font-size="30pt" style:font-size-asian="30pt" style:font-size-complex="20pt" fo:hyphenate="tru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hampagne &amp; Limousines" style:font-name-asian="Times New Roman" style:font-name-complex="Times New Roman" fo:color="#629DD1" fo:font-size="20pt" style:font-size-asian="20pt" style:font-size-complex="18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3476B1" fo:font-size="16pt" style:font-size-asian="16pt" style:font-size-complex="16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234F77" fo:font-size="14pt" style:font-size-asian="14pt" style:font-size-complex="14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asian="Times New Roman" style:font-name-complex="Times New Roman" fo:color="#3476B1"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234F77" style:font-size-complex="12pt"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asian="Times New Roman" style:font-name-complex="Times New Roman" fo:font-weight="bold" style:font-weight-asian="bold" style:font-weight-complex="bold" fo:color="#234F77" fo:font-size="11pt" style:font-size-asian="11pt" style:font-size-complex="11pt"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asian="Times New Roman" style:font-name-complex="Times New Roman" fo:color="#234F77" fo:font-size="11pt" style:font-size-asian="11pt" style:font-size-complex="11pt"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color="#234F77" fo:font-size="11pt" style:font-size-asian="11pt" style:font-size-complex="11pt" fo:hyphenate="true"/>
    </style:style>
    <style:style style:name="Normal" style:display-name="Normal" style:family="paragraph">
      <style:paragraph-properties fo:text-align="justify"/>
      <style:text-properties fo:font-size="12pt" style:font-size-asian="12pt" fo:hyphenate="true"/>
    </style:style>
    <style:style style:name="Policepardéfaut" style:display-name="Police par défaut" style:family="text"/>
    <style:style style:name="Sansinterligne" style:display-name="Sans interligne" style:family="paragraph">
      <style:paragraph-properties fo:margin-bottom="0in" fo:line-height="100%"/>
      <style:text-properties fo:hyphenate="true"/>
    </style:style>
    <style:style style:name="SansinterligneCar" style:display-name="Sans interlign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262626" fo:font-size="48pt" style:font-size-asian="48pt" style:font-size-complex="48pt" fo:hyphenate="true"/>
    </style:style>
    <style:style style:name="TitreCar" style:display-name="Titre Car" style:family="text" style:parent-style-name="Policepardéfaut">
      <style:text-properties style:font-name="Calibri Light" style:font-name-asian="Times New Roman" style:font-name-complex="Times New Roman" fo:color="#262626" fo:font-size="48pt" style:font-size-asian="48pt" style:font-size-complex="48pt"/>
    </style:style>
    <style:style style:name="Titre1Car" style:display-name="Titre 1 Car" style:family="text" style:parent-style-name="Policepardéfaut">
      <style:text-properties style:font-name="Champagne &amp; Limousines" style:font-name-asian="Times New Roman" style:font-name-complex="Times New Roman" fo:color="#262626" fo:font-size="30pt" style:font-size-asian="30pt" style:font-size-complex="20pt"/>
    </style:style>
    <style:style style:name="Titre2Car" style:display-name="Titre 2 Car" style:family="text" style:parent-style-name="Policepardéfaut">
      <style:text-properties style:font-name="Champagne &amp; Limousines" style:font-name-asian="Times New Roman" style:font-name-complex="Times New Roman" fo:color="#629DD1" fo:font-size="20pt" style:font-size-asian="20pt" style:font-size-complex="18pt"/>
    </style:style>
    <style:style style:name="Titre3Car" style:display-name="Titre 3 Car" style:family="text" style:parent-style-name="Policepardéfaut">
      <style:text-properties style:font-name="Calibri Light" style:font-name-asian="Times New Roman" style:font-name-complex="Times New Roman" fo:color="#3476B1"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34F77"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color="#3476B1"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234F77"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font-weight="bold" style:font-weight-asian="bold" style:font-weight-complex="bold" fo:color="#234F77" fo:font-size="11pt" style:font-size-asian="11pt" style:font-size-complex="11pt"/>
    </style:style>
    <style:style style:name="Titre8Car" style:display-name="Titre 8 Car" style:family="text" style:parent-style-name="Policepardéfaut">
      <style:text-properties style:font-name="Calibri Light" style:font-name-asian="Times New Roman" style:font-name-complex="Times New Roman" fo:color="#234F77" fo:font-size="11pt" style:font-size-asian="11pt" style:font-size-complex="11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34F77" fo:font-size="11pt" style:font-size-asian="11pt" style:font-size-complex="11pt"/>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true"/>
    </style:style>
    <style:style style:name="Sous-titre" style:display-name="Sous-titre" style:family="paragraph" style:parent-style-name="Normal" style:next-style-name="Normal">
      <style:paragraph-properties fo:margin-bottom="0.1666in"/>
      <style:text-properties fo:text-transform="uppercase" fo:color="#404040" fo:letter-spacing="0.0138in" fo:font-size="14pt" style:font-size-asian="14pt" style:font-size-complex="14pt" fo:hyphenate="true"/>
    </style:style>
    <style:style style:name="Sous-titreCar" style:display-name="Sous-titre Car" style:family="text" style:parent-style-name="Policepardéfaut">
      <style:text-properties fo:text-transform="uppercase" fo:color="#404040" fo:letter-spacing="0.0138in" fo:font-size="14pt" style:font-size-asian="14pt" style:font-size-complex="14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style:font-name="Calibri Light" style:font-name-asian="Times New Roman" style:font-name-complex="Times New Roman" fo:color="#000000" style:font-size-complex="12pt" fo:hyphenate="true"/>
    </style:style>
    <style:style style:name="CitationCar" style:display-name="Citation Car" style:family="text" style:parent-style-name="Policepardéfaut">
      <style:text-properties style:font-name="Calibri Light" style:font-name-asian="Times New Roman" style:font-name-complex="Times New Roman" fo:color="#000000" fo:font-size="12pt" style:font-size-asian="12pt" style:font-size-complex="12pt"/>
    </style:style>
    <style:style style:name="Citationintense" style:display-name="Citation intense" style:family="paragraph" style:parent-style-name="Normal" style:next-style-name="Normal">
      <style:paragraph-properties fo:border-top="0.0416in solid #629DD1" fo:border-left="none" fo:border-bottom="none" fo:border-right="none" fo:padding-top="0.0555in" fo:padding-left="0in" fo:padding-bottom="0in" fo:padding-right="0in" style:shadow="none" fo:text-align="center" fo:margin-top="0.1666in" fo:margin-bottom="0.1666in" fo:line-height="100%" fo:margin-left="0.65in" fo:margin-right="0.65in">
        <style:tab-stops/>
      </style:paragraph-properties>
      <style:text-properties style:font-name="Calibri Light" style:font-name-asian="Times New Roman" style:font-name-complex="Times New Roman"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font-size="12pt" style:font-size-asian="12pt" style:font-size-complex="12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text-transform="none" fo:font-variant="normal" style:text-line-through-type="none" fo:color="#629DD1"/>
    </style:style>
    <style:style style:name="Référencepâle" style:display-name="Référence pâl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text-properties fo:hyphenate="true"/>
    </style:style>
    <style:style style:name="TM1" style:display-name="TM 1" style:family="paragraph" style:parent-style-name="Normal" style:next-style-name="Normal" style:auto-update="true">
      <style:paragraph-properties fo:margin-bottom="0.0694in"/>
      <style:text-properties fo:hyphenate="tru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true"/>
    </style:style>
    <style:style style:name="Lienhypertexte" style:display-name="Lien hypertexte" style:family="text" style:parent-style-name="Policepardéfaut">
      <style:text-properties fo:color="#9454C3"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hampagne &amp; Limousines" style:font-name-asian="Times New Roman" style:font-name-complex="Times New Roman"/>
    </style:style>
    <style:style style:name="WW_CharLFO3LVL1" style:family="text">
      <style:text-properties style:font-name="Wingdings" fo:color="#ACCBF9"/>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color="#ACCBF9"/>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color="#ACCBF9"/>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Wingdings" fo:color="#ACCBF9"/>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color="#ACCBF9"/>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imes New Roman" style:font-name-asian="Times New Roman" style:font-name-complex="Times New Roman" fo:font-weight="bold" style:font-weight-asian="bold"/>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fo:color="#ACCBF9"/>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a66ac" draw:opacity="100%" draw:stroke="solid" svg:stroke-width="0.01389in" svg:stroke-color="#34497d" svg:stroke-opacity="100%" draw:stroke-linejoin="miter" svg:stroke-linecap="butt"/>
    </style:default-style>
    <draw:fill-image draw:name="a2" xlink:href="media/image2.png" xlink:show="embed" xlink:actuate="onLoad"/>
  </office:style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fo:text-transform="uppercase" fo:color="#808080" fo:font-size="10pt" style:font-size-asian="10pt" style:font-size-complex="10pt"/>
    </style:style>
    <style:style style:name="P3" style:parent-style-name="En-tête" style:family="paragraph">
      <style:paragraph-properties fo:text-align="end"/>
    </style:style>
    <style:style style:name="T4" style:parent-style-name="Policepardéfaut" style:family="text">
      <style:text-properties fo:color="#FFFFFF" style:font-size-complex="12pt"/>
    </style:style>
    <style:style style:name="TableColumn6" style:family="table-column">
      <style:table-column-properties style:column-width="3.025in"/>
    </style:style>
    <style:style style:name="TableColumn7" style:family="table-column">
      <style:table-column-properties style:column-width="0.252in"/>
    </style:style>
    <style:style style:name="TableColumn8" style:family="table-column">
      <style:table-column-properties style:column-width="3.0229in"/>
    </style:style>
    <style:style style:name="Table5" style:family="table">
      <style:table-properties style:width="6.3in" style:rel-width="100%" fo:margin-left="0in" table:align="left"/>
    </style:style>
    <style:style style:name="TableRow9" style:family="table-row">
      <style:table-row-properties/>
    </style:style>
    <style:style style:name="TableCell10" style:family="table-cell">
      <style:table-cell-properties fo:border="none" style:writing-mode="lr-tb" fo:padding-top="0in" fo:padding-left="0in" fo:padding-bottom="0in" fo:padding-right="0in"/>
    </style:style>
    <style:style style:name="T11" style:parent-style-name="Policepardéfaut" style:family="text">
      <style:text-properties fo:text-transform="uppercase" fo:color="#4A66AC" fo:font-size="9pt" style:font-size-asian="9pt" style:font-size-complex="9pt"/>
    </style:style>
    <style:style style:name="T12" style:parent-style-name="Policepardéfaut" style:family="text">
      <style:text-properties fo:text-transform="uppercase" fo:color="#4A66AC" fo:font-size="9pt" style:font-size-asian="9pt" style:font-size-complex="9pt"/>
    </style:style>
    <style:style style:name="TableCell13" style:family="table-cell">
      <style:table-cell-properties fo:border="none" style:writing-mode="lr-tb" fo:padding-top="0in" fo:padding-left="0in" fo:padding-bottom="0in" fo:padding-right="0in"/>
    </style:style>
    <style:style style:name="P14" style:parent-style-name="Pieddepage" style:family="paragraph">
      <style:text-properties fo:text-transform="uppercase" fo:color="#4A66AC" fo:font-size="9pt" style:font-size-asian="9pt" style:font-size-complex="9pt"/>
    </style:style>
    <style:style style:name="TableCell15" style:family="table-cell">
      <style:table-cell-properties fo:border="none" style:writing-mode="lr-tb" fo:padding-top="0in" fo:padding-left="0in" fo:padding-bottom="0in" fo:padding-right="0in"/>
    </style:style>
    <style:style style:name="P16" style:parent-style-name="Pieddepage" style:family="paragraph">
      <style:paragraph-properties fo:text-align="end"/>
    </style:style>
    <style:style style:name="T17" style:parent-style-name="Policepardéfaut" style:family="text">
      <style:text-properties fo:text-transform="uppercase" fo:color="#4A66AC" fo:font-size="9pt" style:font-size-asian="9pt" style:font-size-complex="9pt"/>
    </style:style>
    <style:style style:name="T18" style:parent-style-name="Policepardéfaut" style:family="text">
      <style:text-properties style:language-asian="fr" style:country-asian="FR"/>
    </style:style>
    <style:style style:family="graphic" style:name="a6"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4a66ac" draw:opacity="100%" draw:stroke="none"/>
    </style:style>
    <style:style style:family="graphic" style:name="a3">
      <style:graphic-properties draw:fill="bitmap" draw:fill-image-name="a2" style:repeat="stretch"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En-tête"><text:span text:style-name="T2"><draw:g draw:z-index="251659264" draw:name="Groupe 158" draw:id="id5" draw:style-name="a5" text:anchor-type="paragraph"><svg:title/><svg:desc/><draw:g draw:name="Groupe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0 0 L 1462822 0 910372 376306 0 1014481 0 0 Z N" draw:text-areas="?f20 ?f22 ?f21 ?f23" draw:glue-points="?f14 ?f15 ?f16 ?f15 ?f17 ?f18 ?f14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2822"/><draw:equation draw:name="f7" draw:formula="?f4 / 1014481"/><draw:equation draw:name="f8" draw:formula="0 * ?f5 / 1462822"/><draw:equation draw:name="f9" draw:formula="0 * ?f4 / 1014481"/><draw:equation draw:name="f10" draw:formula="1462822 * ?f5 / 1462822"/><draw:equation draw:name="f11" draw:formula="1014481 * ?f4 / 1014481"/><draw:equation draw:name="f12" draw:formula="910372 * ?f5 / 1462822"/><draw:equation draw:name="f13" draw:formula="376306 * ?f4 / 1014481"/><draw:equation draw:name="f14" draw:formula="?f8 / ?f6"/><draw:equation draw:name="f15" draw:formula="?f9 / ?f7"/><draw:equation draw:name="f16" draw:formula="?f10 / ?f6"/><draw:equation draw:name="f17" draw:formula="?f12 / ?f6"/><draw:equation draw:name="f18" draw:formula="?f13 / ?f7"/><draw:equation draw:name="f19" draw:formula="?f11 / ?f7"/><draw:equation draw:name="f20" draw:formula="?f0 / ?f6"/><draw:equation draw:name="f21" draw:formula="?f1 / ?f6"/><draw:equation draw:name="f22" draw:formula="?f2 / ?f7"/><draw:equation draw:name="f23" draw:formula="?f3 / ?f7"/></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Zone de texte 163" svg:x="0.25922in" svg:y="0.02071in" svg:width="0.48421in" svg:height="0.41021in" style:rel-width="scale" style:rel-height="scale"><draw:text-box><text:p text:style-name="P3"><text:span text:style-name="T4"><text:page-number text:fixed="false">15</text:page-number></text:span></text:p></draw:text-box><svg:title/><svg:desc/></draw:frame></draw:g></text:span></text:p>
      </style:header>
      <style:footer>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ieddepage"><text:span text:style-name="T11">RAPPORT :<text:s/></text:span><text:span text:style-name="T12">Analyseur syntaxique 2014-2015</text:span></text:p>
            </table:table-cell>
            <table:table-cell table:style-name="TableCell13">
              <text:p text:style-name="P14"/>
            </table:table-cell>
            <table:table-cell table:style-name="TableCell15">
              <text:p text:style-name="P16"><text:span text:style-name="T17">GROUPE 22<text:s/></text:span></text:p>
            </table:table-cell>
          </table:table-row>
        </table:table>
        <text:p text:style-name="Pieddepage"><text:span text:style-name="T18"><draw:frame draw:z-index="251660288" draw:style-name="a6" draw:name="Image 1" text:anchor-type="paragraph" svg:x="3.06806in" svg:y="-0.31736in" svg:width="1.41667in" svg:height="0.54306in" style:rel-width="scale" style:rel-height="scale"><draw:image xlink:href="media/image1.png" xlink:type="simple" xlink:show="embed" xlink:actuate="onLoad"/><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alyseur syntaxique 2014-2015</dc:title>
    <dc:description/>
    <dc:subject>Rapport Projet Compilation 2014-2015</dc:subject>
    <meta:initial-creator>GROUPE 22 </meta:initial-creator>
    <dc:creator>Fikoul-Françoise Soumbou</dc:creator>
    <meta:creation-date>2015-04-13T07:34:00Z</meta:creation-date>
    <dc:date>2015-04-24T19:08:00Z</dc:date>
    <meta:template xlink:href="Normal.dotm" xlink:type="simple"/>
    <meta:editing-cycles>24</meta:editing-cycles>
    <meta:editing-duration>PT35160S</meta:editing-duration>
    <meta:document-statistic meta:page-count="16" meta:paragraph-count="24" meta:word-count="1893" meta:character-count="12286" meta:row-count="86" meta:non-whitespace-character-count="10417"/>
  </office:meta>
</office:document-meta>
</file>